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ing_20_1">
      <style:paragraph-properties fo:break-before="page"/>
    </style:style>
    <style:style style:name="P3" style:family="paragraph" style:parent-style-name="Standard">
      <style:text-properties officeooo:rsid="000dceff" officeooo:paragraph-rsid="000dceff"/>
    </style:style>
    <style:style style:name="P4" style:family="paragraph" style:parent-style-name="Standard">
      <style:text-properties officeooo:paragraph-rsid="000dceff"/>
    </style:style>
    <style:style style:name="P5" style:family="paragraph" style:parent-style-name="Standard">
      <style:text-properties fo:color="#000000" loext:opacity="100%" style:font-name="Consolas" fo:font-size="9.5pt" style:font-size-asian="9.5pt"/>
    </style:style>
    <style:style style:name="P6" style:family="paragraph" style:parent-style-name="Standard">
      <style:text-properties officeooo:rsid="000f4dd2" officeooo:paragraph-rsid="000f4dd2"/>
    </style:style>
    <style:style style:name="P7" style:family="paragraph" style:parent-style-name="Standard">
      <style:text-properties officeooo:rsid="0010ee5f" officeooo:paragraph-rsid="0010ee5f"/>
    </style:style>
    <style:style style:name="P8" style:family="paragraph" style:parent-style-name="Standard">
      <style:text-properties officeooo:rsid="0012c034" officeooo:paragraph-rsid="0012c034"/>
    </style:style>
    <style:style style:name="P9" style:family="paragraph" style:parent-style-name="Standard">
      <style:text-properties officeooo:paragraph-rsid="0012c034"/>
    </style:style>
    <style:style style:name="P10" style:family="paragraph" style:parent-style-name="Standard">
      <style:text-properties officeooo:rsid="0013f8a0" officeooo:paragraph-rsid="0012c034"/>
    </style:style>
    <style:style style:name="P11" style:family="paragraph" style:parent-style-name="Standard">
      <style:text-properties officeooo:rsid="0013f8a0" officeooo:paragraph-rsid="0013f8a0"/>
    </style:style>
    <style:style style:name="P12" style:family="paragraph" style:parent-style-name="Standard">
      <style:text-properties officeooo:paragraph-rsid="0013f8a0"/>
    </style:style>
    <style:style style:name="P13" style:family="paragraph" style:parent-style-name="Standard">
      <style:text-properties officeooo:rsid="001518c3" officeooo:paragraph-rsid="001518c3"/>
    </style:style>
    <style:style style:name="P14" style:family="paragraph" style:parent-style-name="Standard">
      <style:text-properties officeooo:rsid="0015d448" officeooo:paragraph-rsid="0015d448"/>
    </style:style>
    <style:style style:name="P15" style:family="paragraph" style:parent-style-name="Standard">
      <style:text-properties officeooo:paragraph-rsid="0015d448"/>
    </style:style>
    <style:style style:name="P16" style:family="paragraph" style:parent-style-name="Standard">
      <style:text-properties officeooo:rsid="0015e54f" officeooo:paragraph-rsid="0015e54f"/>
    </style:style>
    <style:style style:name="P17" style:family="paragraph" style:parent-style-name="Standard">
      <style:text-properties officeooo:paragraph-rsid="0015e54f"/>
    </style:style>
    <style:style style:name="P18" style:family="paragraph" style:parent-style-name="Standard">
      <style:text-properties officeooo:paragraph-rsid="001518c3"/>
    </style:style>
    <style:style style:name="P19" style:family="paragraph" style:parent-style-name="Standard">
      <style:text-properties fo:color="#ff0000" loext:opacity="100%"/>
    </style:style>
    <style:style style:name="P20" style:family="paragraph" style:parent-style-name="Standard">
      <style:text-properties fo:color="#008888" loext:opacity="100%"/>
    </style:style>
    <style:style style:name="P21" style:family="paragraph" style:parent-style-name="Standard">
      <style:text-properties fo:color="#008888" loext:opacity="100%" style:font-name="Consolas" fo:font-size="9.5pt" style:font-size-asian="9.5pt"/>
    </style:style>
    <style:style style:name="P22" style:family="paragraph" style:parent-style-name="Standard">
      <style:paragraph-properties fo:text-align="end" style:justify-single-word="false"/>
      <style:text-properties fo:color="#008888" loext:opacity="100%"/>
    </style:style>
    <style:style style:name="P23" style:family="paragraph" style:parent-style-name="Standard">
      <style:text-properties fo:color="#009898" loext:opacity="100%"/>
    </style:style>
    <style:style style:name="P24" style:family="paragraph" style:parent-style-name="Standard">
      <style:text-properties fo:color="#729fcf" loext:opacity="100%"/>
    </style:style>
    <style:style style:name="P25" style:family="paragraph" style:parent-style-name="Standard">
      <style:text-properties fo:color="#729fcf" loext:opacity="100%" style:font-name="Consolas" fo:font-size="9.5pt" style:font-size-asian="9.5pt"/>
    </style:style>
    <style:style style:name="P26" style:family="paragraph" style:parent-style-name="Standard">
      <style:text-properties fo:color="#729fcf" loext:opacity="100%" fo:font-weight="bold" style:font-weight-asian="bold" style:font-weight-complex="bold"/>
    </style:style>
    <style:style style:name="P27" style:family="paragraph" style:parent-style-name="Standard">
      <style:paragraph-properties fo:break-before="page"/>
      <style:text-properties officeooo:rsid="0010ee5f" officeooo:paragraph-rsid="0010ee5f"/>
    </style:style>
    <style:style style:name="T1" style:family="text">
      <style:text-properties fo:color="#000000" loext:opacity="100%"/>
    </style:style>
    <style:style style:name="T2" style:family="text">
      <style:text-properties fo:color="#000000" loext:opacity="100%" style:font-name="Consolas" fo:font-size="9.5pt" style:font-size-asian="9.5pt"/>
    </style:style>
    <style:style style:name="T3" style:family="text">
      <style:text-properties officeooo:rsid="00192e01"/>
    </style:style>
    <style:style style:name="T4" style:family="text">
      <style:text-properties style:font-name="Consolas" fo:font-size="9.5pt" style:font-size-asian="9.5pt"/>
    </style:style>
    <style:style style:name="T5" style:family="text">
      <style:text-properties fo:color="#008888" loext:opacity="100%"/>
    </style:style>
    <style:style style:name="T6" style:family="text">
      <style:text-properties fo:color="#00ffff" loext:opacity="100%" style:font-name="Consolas" fo:font-size="9.5pt" style:font-size-asian="9.5pt"/>
    </style:style>
    <style:style style:name="T7" style:family="text">
      <style:text-properties fo:color="#009898" loext:opacity="100%" style:font-name="Consolas" fo:font-size="9.5pt" style:font-size-asian="9.5pt"/>
    </style:style>
    <style:style style:name="T8" style:family="text">
      <style:text-properties fo:color="#88ffff" loext:opacity="100%" style:font-name="Consolas" fo:font-size="9.5pt" style:font-size-asian="9.5pt"/>
    </style:style>
    <style:style style:name="T9" style:family="text">
      <style:text-properties fo:color="#8d1d75" loext:opacity="100%" style:font-name="Consolas" fo:font-size="9.5pt" style:font-size-asian="9.5pt"/>
    </style:style>
    <style:style style:name="T10" style:family="text">
      <style:text-properties fo:color="#00ff00" loext:opacity="100%" style:font-name="Consolas" fo:font-size="9.5pt" style:font-size-asian="9.5pt"/>
    </style:style>
    <style:style style:name="T11" style:family="text">
      <style:text-properties fo:color="#ff0000" loext:opacity="100%" style:font-name="Consolas" fo:font-size="9.5pt" style:font-size-asian="9.5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he </text:span>Netrunner Awaken1ng</text:p>
      <text:p text:style-name="Title"/>
      <text:p text:style-name="Title">Récap Arc 3</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467_3594750599" text:style-name="Index_20_Link" text:visited-style-name="Index_20_Link">Niveau Bounce Highway (Vaga-Bond-age) :<text:tab/>2</text:a></text:p>
          <text:p text:style-name="P1"><text:a xlink:type="simple" xlink:href="#__RefHeading___Toc6147_3594750599" text:style-name="Index_20_Link" text:visited-style-name="Index_20_Link">Niveau Vertical Bounce (Ascension) :<text:tab/>3</text:a></text:p>
          <text:p text:style-name="P1"><text:a xlink:type="simple" xlink:href="#__RefHeading___Toc6149_3594750599" text:style-name="Index_20_Link" text:visited-style-name="Index_20_Link">Niveau Always Reset (Toujours Reset) (étage 1) :<text:tab/>4</text:a></text:p>
          <text:p text:style-name="P1"><text:a xlink:type="simple" xlink:href="#__RefHeading___Toc6151_3594750599" text:style-name="Index_20_Link" text:visited-style-name="Index_20_Link">Niveau First Tracers (Tracer : Initialisation) (étage 1) :<text:tab/>6</text:a></text:p>
          <text:p text:style-name="P1"><text:a xlink:type="simple" xlink:href="#__RefHeading___Toc6153_3594750599" text:style-name="Index_20_Link" text:visited-style-name="Index_20_Link">Niveau Swap Highway (Sas Alternatifs) (étage 1) :<text:tab/>8</text:a></text:p>
          <text:p text:style-name="P1"><text:a xlink:type="simple" xlink:href="#__RefHeading___Toc6155_3594750599" text:style-name="Index_20_Link" text:visited-style-name="Index_20_Link">Niveau Brisable Road (Route Brisée) (étage 1) :<text:tab/>10</text:a></text:p>
          <text:p text:style-name="P1"><text:a xlink:type="simple" xlink:href="#__RefHeading___Toc6157_3594750599" text:style-name="Index_20_Link" text:visited-style-name="Index_20_Link">Niveau Full Swap Polycubes (Souvenirs Alternatifs) (étage 2) :<text:tab/>11</text:a></text:p>
          <text:p text:style-name="P1"><text:a xlink:type="simple" xlink:href="#__RefHeading___Toc6159_3594750599" text:style-name="Index_20_Link" text:visited-style-name="Index_20_Link">Niveau Sondes Optimisation (Sonde : Optimisation) (étage 2) :<text:tab/>13</text:a></text:p>
          <text:p text:style-name="P1"><text:a xlink:type="simple" xlink:href="#__RefHeading___Toc6161_3594750599" text:style-name="Index_20_Link" text:visited-style-name="Index_20_Link">Niveau EquilibriumReset (Harmonium) (étage 2) :<text:tab/>14</text:a></text:p>
          <text:p text:style-name="P1"><text:a xlink:type="simple" xlink:href="#__RefHeading___Toc6163_3594750599" text:style-name="Index_20_Link" text:visited-style-name="Index_20_Link">Niveau Tracer Génération (Nouvelle Génération) (étage 2) :<text:tab/>15</text:a></text:p>
          <text:p text:style-name="P1"><text:a xlink:type="simple" xlink:href="#__RefHeading___Toc6165_3594750599" text:style-name="Index_20_Link" text:visited-style-name="Index_20_Link">Niveau Closing Caves (Cage de Jugement) (étage 2) :<text:tab/>17</text:a></text:p>
          <text:p text:style-name="P1"><text:a xlink:type="simple" xlink:href="#__RefHeading___Toc6167_3594750599" text:style-name="Index_20_Link" text:visited-style-name="Index_20_Link">Niveau OrbTriggerFactory (La Danse du Firewall) (étage 3) :<text:tab/>19</text:a></text:p>
          <text:p text:style-name="P1"><text:a xlink:type="simple" xlink:href="#__RefHeading___Toc6169_3594750599" text:style-name="Index_20_Link" text:visited-style-name="Index_20_Link">Niveau FirstDataSondes (Firewall de Sauvegarde) (étage 4) :<text:tab/>21</text:a></text:p>
          <text:p text:style-name="P1"><text:a xlink:type="simple" xlink:href="#__RefHeading___Toc6171_3594750599" text:style-name="Index_20_Link" text:visited-style-name="Index_20_Link">Niveau FirstBoss (Le Switchkeeper) (boss) :<text:tab/>23</text:a></text:p>
        </text:index-body>
      </text:table-of-content>
      <text:p text:style-name="P7"><text:span text:style-name="T2"/></text:p>
      <text:p text:style-name="P27"><text:span text:style-name="T2"/></text:p>
      <text:p text:style-name="P6"><text:span text:style-name="T2"/></text:p>
      <text:h text:style-name="Heading_20_1" text:outline-level="1"><text:bookmark-start text:name="__RefHeading___Toc467_3594750599"/>Niveau Bounce Highway (Vaga-Bond-age) :<text:bookmark-end text:name="__RefHeading___Toc467_3594750599"/></text:h>
      <text:p text:style-name="P3"><text:span text:style-name="T2"/></text:p>
      <text:p text:style-name="P4"><text:span text:style-name="T2"/></text:p>
      <text:p text:style-name="Standard"><text:span text:style-name="T2">[Commµtateur]: Arrivée à destination. Toile Parallèle accessible.</text:span></text:p>
      <text:p text:style-name="Standard"><text:span text:style-name="T2">[E-metalover]: Les gars, vous êtes où ?</text:span></text:p>
      <text:p text:style-name="Standard"><text:span text:style-name="T2">[Commµtateur]: La destination de chaque voyageur est unique. La probabilité que vous ayez été téléportée proche de l'un de vos compagnons est nulle.</text:span></text:p>
      <text:p text:style-name="Standard"><text:span text:style-name="T2">[E-metalover]: On a été séparés. Super ...</text:span></text:p>
      <text:p text:style-name="P5"/>
      <text:p text:style-name="P20"><text:span text:style-name="T4">...</text:span></text:p>
      <text:p text:style-name="P5"/>
      <text:p text:style-name="Standard"><text:span text:style-name="T2">[Ema Etlover]: Tout est si calme, si silencieux, si paisible ... Merde, j'ai l'impression d'être dans un rêve. Alors que toute ma vie, je n'ai jamais vécu que dans une simulation ... C'est si étrange.</text:span></text:p>
      <text:p text:style-name="Standard"><text:span text:style-name="T2">[Ema Etlover]: J'ai l'impression de ressentir un poids en moins, comme si j'avais enfin échappé au regard de quelqu'un qui suivait chacun de mes faits et gestes ... Je me sens sereine, entière ... libre !</text:span></text:p>
      <text:p text:style-name="P5"/>
      <text:p text:style-name="P20"><text:span text:style-name="T4">...</text:span></text:p>
      <text:p text:style-name="P5"/>
      <text:p text:style-name="Standard"><text:span text:style-name="T2">[E-metalover]: Commµtateur, où se trouvent les identifiants Contraste01, V1P3R et WolfvØre ?</text:span></text:p>
      <text:p text:style-name="Standard"><text:span text:style-name="T2">[Commµtateur]: Je ne dispose pas de ces informations.</text:span></text:p>
      <text:p text:style-name="Standard"><text:span text:style-name="T2">[E-metalover]: Sais-tu au moins s'ils ont atteint la Toile Parallèle comme moi ?</text:span></text:p>
      <text:p text:style-name="Standard"><text:span text:style-name="T2">[Commµtateur]: Je ne dispose pas de ces informations.</text:span></text:p>
      <text:p text:style-name="Standard"><text:span text:style-name="T2">[E-metalover]: Super. Et ... est-il possible de revenir vers la Maille ?</text:span></text:p>
      <text:p text:style-name="Standard"><text:span text:style-name="T2">[Commµtateur]: Le Commµtateur correspondant du côté de la Maille ne répond pas. Voyage retour actuellement impossible.</text:span></text:p>
      <text:p text:style-name="Standard"><text:span text:style-name="T2">[E-metalover]: Au moins le plan s'est déroulé comme prévu, la Matrice a dû s'effondrer. La CRINM ne nous suivra pas. Bon ! Allons retrouver les autres dans cet endroit immense dont je ne sais absolument rien !</text:span></text:p>
      <text:h text:style-name="P2" text:outline-level="1"><text:bookmark-start text:name="__RefHeading___Toc6147_3594750599"/>Niveau Vertical Bounce (Ascension) :<text:bookmark-end text:name="__RefHeading___Toc6147_3594750599"/></text:h>
      <text:p text:style-name="Text_20_body"/>
      <text:p text:style-name="Standard"><text:span text:style-name="T2">[Ema Etlover]:</text:span></text:p>
      <text:p text:style-name="Standard"><text:span text:style-name="T2">Ici, tout est si vaste, si grand ... et pourtant si vide ! Je ressens cette légèreté, cette sorte d'apesanteur, cette oppression qui s'efface !</text:span></text:p>
      <text:p text:style-name="Standard"><text:span text:style-name="T2">[Ema Etlover]:</text:span></text:p>
      <text:p text:style-name="Standard"><text:span text:style-name="T2">J'ai beau scanner avec mon Pathfinder() dans toutes les directions, je ne trouve jamais personne ... Ou alors je ne cherche pas où il faut ? Il faut que je change la façon dont j'appréhende le monde, que je change de référentiel ... que j'élève mon niveau de conscience !</text:span></text:p>
      <text:p text:style-name="P5"/>
      <text:p text:style-name="P20"><text:span text:style-name="T4">...</text:span></text:p>
      <text:p text:style-name="P21"/>
      <text:p text:style-name="Standard"><text:span text:style-name="T2">[Ema Etlover]:</text:span></text:p>
      <text:p text:style-name="Standard"><text:span text:style-name="T2">J'ai l'impression que tout est inversé ! Mais comme tout l'est, j'ai la sensation que ça ne change rien. Je fonctionne de la même façon, je peux le sentir, pourtant ... pourtant je perçois tout si différemment. Les signaux numériques qu'envoie mon enveloppe numérique à mon cerveau ... c'est comme si un filtre y était appliqué. Dilatant. Contractant. Déformant et inversant. Je pense que le signal de base est le même, mais je le ressens différemment. Je ne trouve pas d'autre mot. Différemment ... ou alors peut-être que c'était dans la Maille que je ressentais les choses différemment ... et que ici je les ressens enfin comme j'aurais dû les ressentir ... normalement.</text:span></text:p>
      <text:p text:style-name="P5"/>
      <text:p text:style-name="P20"><text:span text:style-name="T4">...</text:span></text:p>
      <text:p text:style-name="P5"/>
      <text:p text:style-name="Standard"><text:span text:style-name="T2">[Ema Etlover]:</text:span></text:p>
      <text:p text:style-name="Standard"><text:span text:style-name="T2">Je me rappelle avoir eu l'impression d'être dans un rêve en arrivant. Ou alors pendant tout ce temps la Maille était mon rêve et je viens enfin de me réveiller. C'est paradoxal. À la seconde où j'ai été injectée dans la simulation numérique de l'Arche, j'étais en train de rêver, et pourtant ce rêve ... ces rêves ... ont toujours été pour moi ma seule réalité. Certains disent que la réalité est ce qui continue d'exister quand on cesse d'y croire. Par opposition un rêve serait donc ce qui disparaît quand on cesse d'y croire. Donc rien de tout cela n'est un rêve ... n'est-ce pas ? Rien de tout ça ne disparaîtra jamais. Tout est bien trop réel. Cette simulation est et sera toujours ma seule réalité.</text:span></text:p>
      <text:p text:style-name="Standard"/>
      <text:h text:style-name="P2" text:outline-level="1"><text:bookmark-start text:name="__RefHeading___Toc6149_3594750599"/>Niveau Always Reset (Toujours Reset) (étage 1) :<text:bookmark-end text:name="__RefHeading___Toc6149_3594750599"/></text:h>
      <text:p text:style-name="P8"/>
      <text:p text:style-name="P9"><text:span text:style-name="T2"/></text:p>
      <text:p text:style-name="Standard"><text:span text:style-name="T2">[DarkLurk]: Ah alors en voilà une ! Honnêtement, vous n'auriez pas pû faire plus de bruit en arrivant.</text:span></text:p>
      <text:p text:style-name="Standard"><text:span text:style-name="T2">[E-metalover]: Excuse-moi, on se connaît ?</text:span></text:p>
      <text:p text:style-name="Standard"><text:span text:style-name="T2">[DarkLurk]: Apparemment pas, étant donné que nous n'appartenions même pas au même monde. Mais maintenant que ça a changé, bienvenue !</text:span></text:p>
      <text:p text:style-name="Standard"><text:span text:style-name="T2">[E-metalover]: Euh merci ... Attends, tu as dit plus de bruit ? Tu m'avais entendu arriver ??</text:span></text:p>
      <text:p text:style-name="Standard"><text:span text:style-name="T2">[DarkLurk]: Disons que c'est pas tous les jours qu'autant de nouveaux arrivent dans la Toile.</text:span></text:p>
      <text:p text:style-name="Standard"><text:span text:style-name="T2">[E-metalover]: Mais comment as-tu pu me repérer dès le début ? Même en utilisant mon Pathfinder(), dans toutes les directions je n'ai pas trouvé l'ombre de la trace d'un être vivant !</text:span></text:p>
      <text:p text:style-name="Standard"><text:span text:style-name="T2">[DarkLurk]: C'est juste que ton algorithme n'est pas optimisé aux nouvelles conditions de l'environnement dans lequel tu l'utilises. Le monde ici est beaucoup plus vaste verticalement, il te faut utiliser un OctTree hiérarchique pour stocker les noeuds de ton Pathfinder(). Et ça permet de trouver d'autres choses que des Datas grâce à un chemin différent. Le prend pas mal, mais c'est quand même assez basique comme optimisation. </text:span></text:p>
      <text:p text:style-name="Standard"><text:span text:style-name="T2">[E-metalover]: Je t'avoue que je ne m'attendais pas à recevoir des cours d'algorithmique de la part d'un inconnu en venant ici ... En fait, je cherche des gens ... peut-être que tu pourrais m'aider ?</text:span></text:p>
      <text:p text:style-name="Standard"><text:span text:style-name="T2">[DarkLurk]: Des gens, tu veux dire tes compagnons ? Ah oui bien sûr que je sais où ils se trouvent. Mais ici, plus encore que là-haut tu t'en doutes, tout a un prix. Et particulièrement pour toi vu qu'apparemment tu n'as pas trop d'autres options.</text:span></text:p>
      <text:p text:style-name="Standard"><text:span text:style-name="T2">[E-metalover]: ... Combien tu veux ?</text:span></text:p>
      <text:p text:style-name="Standard"><text:span text:style-name="T2">[DarkLurk]: Combien ? Oh non non non ! On n'utilise rien d'aussi volatile, conceptuel et théorique qu'une monnaie ici bas ! Non, ce que je veux, ce sont tes souvenirs !</text:span></text:p>
      <text:p text:style-name="Standard"><text:span text:style-name="T2">[E-metalover]: Mes souvenirs ?? Mais c'est hors de question !</text:span></text:p>
      <text:p text:style-name="Standard"><text:span text:style-name="T2">[DarkLurk]: Hey hey ! Tout va bien, je ne vais pas te les voler, je veux juste les voir, les observer. C'est tout !</text:span></text:p>
      <text:p text:style-name="Standard"><text:span text:style-name="T2">[E-metalover]: ... Désolée, mais je n'en vois pas bien l'intérêt pour toi ... Et si je n'en vois pas l'intérêt, c'est que cet intérêt ne va clairement pas me plaire.</text:span></text:p>
      <text:p text:style-name="Standard"><text:span text:style-name="T2">[DarkLurk]: Ton raisonnement est censé, tu me plais ! Je suis un fournisseur d'enveloppe.</text:span></text:p>
      <text:p text:style-name="Standard"><text:span text:style-name="T2">[E-metalover]: Un quoi ?</text:span></text:p>
      <text:p text:style-name="Standard"><text:span text:style-name="T2">[DarkLurk]: Un fournisseur d'enveloppe ! Vraiment ? T'as déjà entendu parler de la CRINM au moins ?</text:span></text:p>
      <text:p text:style-name="Standard"><text:span text:style-name="T2">[E-metalover]: Si tu ne retrouves pas rapidement ton sens du respect, je te promets que la seule chose que tu retrouveras bientôt ce sera ton sens du regret.</text:span></text:p>
      <text:p text:style-name="Standard"><text:span text:style-name="T2">[DarkLurk]: Oh non j'ai si peur haha ! Bon au moins tu n'étais pas complètement afk là d'où tu viens. Tu sais donc que la CRINM exerce un contrôle sur ce que sont capables de penser les gens, ils réduisent l'intensité de leurs pulsions et émotions, leur volonté de se rebeller, leur individualité.</text:span></text:p>
      <text:p text:style-name="Standard"><text:span text:style-name="T2">[E-metalover]: Oui tu veux parler des Purges() quoi.</text:span></text:p>
      <text:p text:style-name="Standard"><text:span text:style-name="T2">[DarkLurk]: ... Non. Les Purges() sont une catastrophe, on est d'accord. Mais même avant ça ! Même avant de se faire purger, là-haut, vous êtes tous quand même influencé par le contrôle total de la CRINM. Légèrement. Vous ne vous en rendez peut-être pas tout à fait compte ... C'est de l'ordre de 1.5% là où après une Purge() c'est plutôt 98.5%.</text:span></text:p>
      <text:p text:style-name="Standard"><text:span text:style-name="T2">[E-metalover]: Tout le monde ??</text:span></text:p>
      <text:p text:style-name="Standard"><text:span text:style-name="T2">[DarkLurk]: Tous ceux référencés dans le Réacteur d'Indexation en tout cas.</text:span></text:p>
      <text:p text:style-name="Standard"><text:span text:style-name="T2">[E-metalover]: Ah !</text:span></text:p>
      <text:p text:style-name="Standard"><text:span text:style-name="T2">[DarkLurk]: Et c'est pour ça que les fournisseurs d'enveloppe comme moi existent ! On ne peut pas envisager de se retirer du Réacteur d'Indexation, déjà c'est une opération beaucoup trop complexe pour le commun des mortels, mais aussi ça forcerait à mener une vie de paria. Car au moindre contact avec la CRINM, ils se rendraient compte qu'on n'est pas référencé, et ils nous re-référenceraient immédiatement.</text:span></text:p>
      <text:p text:style-name="Standard"><text:span text:style-name="T2">[E-metalover]: Du coup ce que tu proposes c'est ... ?</text:span></text:p>
      <text:p text:style-name="Standard"><text:span text:style-name="T2">[DarkLurk]: Et bien mes enveloppes incroyables dont tu as absolument besoin sont des corps, référencés, mais dont la manipulation constante de la CRINM a été supprimée ! Tu as peut-être </text:span><text:soft-page-break/><text:span text:style-name="T2">remarqué que tu te sentais plus légère en arrivant ici dans la Toile ? C'est parce que l'emprise que la CRINM avait sur toi ne fait pas effet ici. On peut aussi dire que je suis un marchand de liberté, ça me va aussi.</text:span></text:p>
      <text:p text:style-name="Standard"><text:span text:style-name="T2">[E-metalover]: Bon. Je veux bien te montrer les 3 années d'avant le Blackout Mental. Mais uniquement cette partie ! Sinon je ne répondrais plus de rien ! Et tu m'indiqueras ensuite la position de mes compagnons ? On est bien d'accord là-dessus ?</text:span></text:p>
      <text:p text:style-name="Standard"><text:span text:style-name="T2">[DarkLurk]: Parfait ça me va !</text:span></text:p>
      <text:p text:style-name="P5"/>
      <text:p text:style-name="P19"><text:span text:style-name="T4">*** Transferts des souvenirs de 2166 à 2169. ***</text:span></text:p>
      <text:p text:style-name="P5"/>
      <text:p text:style-name="Standard"><text:span text:style-name="T2">[DarkLurk]: Mon dieu c'est pas possible un tel degré de précision ...</text:span></text:p>
      <text:p text:style-name="Standard"><text:span text:style-name="T2">[E-metalover]: Tu es satisfait ?</text:span></text:p>
      <text:p text:style-name="Standard"><text:span text:style-name="T2">[DarkLurk]: Attends ...</text:span></text:p>
      <text:p text:style-name="Standard"><text:span text:style-name="T2">[E-metalover]: Comment ça attends ??</text:span></text:p>
      <text:p text:style-name="P5"/>
      <text:p text:style-name="P19"><text:span text:style-name="T4">*** Transferts de tous les souvenirs de 2147 à 2171 (aujourd'hui). ***</text:span></text:p>
      <text:p text:style-name="P5"/>
      <text:p text:style-name="Standard"><text:span text:style-name="T2">[E-metalover]: Espèce de sale petit parasite ! Je t'avais dit uniquement les 3 années d'avant le ...</text:span></text:p>
      <text:p text:style-name="Standard"><text:span text:style-name="T2">[DarkLurk]: Attends attends ! Tu ne comprends pas ! Ces souvenirs ne sont pas les tiens !</text:span></text:p>
      <text:p text:style-name="Standard"><text:span text:style-name="T2">[E-metalover]: Quoi ??</text:span></text:p>
      <text:p text:style-name="Standard"><text:span text:style-name="T2">[DarkLurk]: Je suis désolé, vraiment désolé ! Je n'aurais pas dû. J'ai vu ta vie, et je sais voir des faux souvenirs quand j'en vois. Je peux t'expliquer certaines choses si tu m'épargnes ... Oui, je sais aussi qui tu es maintenant, et je reconnais que ça te donne un certain poids dans la négociation ...</text:span></text:p>
      <text:p text:style-name="Standard"><text:span text:style-name="T2">[E-metalover]: Parle. Parle vite. Parle avant que je ne me fatigue de t'écouter, ta vie n'a jamais été aussi proche de s'éteindre.</text:span></text:p>
      <text:p text:style-name="Standard"><text:span text:style-name="T2">[DarkLurk]: Je ... je ... tous tes souvenirs depuis ta naissance jusqu'au jour du Blackout Mental ont été entièrement fabriqués ... C'est le forgeage de souvenir le plus perfectionné que je n'ai jamais vu ! Il n'y a aucune incohérence, juste la bonne dose de doutes, la bonne quantité d'incertitudes pour simuler des souvenirs réellement humains. Tout est parfait ! La personne qui a créé cette backstory est tout simplement d'un tout autre niveau. Et je sais que tu te demandes pourquoi tu n'es pas référencée et pourquoi tu te souviens du Blackout Mental ...</text:span></text:p>
      <text:p text:style-name="Standard"><text:span text:style-name="T2">[E-metalover]: Continue.</text:span></text:p>
      <text:p text:style-name="Standard"><text:span text:style-name="T2">[DarkLurk]: C'est parce que tes souvenirs de ce moment-là sont les derniers à avoir été forgés. Tu es née le jour du Blackout Mental Ema.</text:span></text:p>
      <text:p text:style-name="Standard"><text:span text:style-name="T2">[E-metalover]: Continue.</text:span></text:p>
      <text:p text:style-name="Standard"><text:span text:style-name="T2">[DarkLurk]: Tu ... n'es pas une humaine. Tu es une Intelligence Artificielle.</text:span></text:p>
      <text:h text:style-name="P2" text:outline-level="1"><text:bookmark-start text:name="__RefHeading___Toc6151_3594750599"/>Niveau First Tracers (Tracer : <text:span text:style-name="T1">Initialisation</text:span>) (étage 1) :<text:bookmark-end text:name="__RefHeading___Toc6151_3594750599"/></text:h>
      <text:p text:style-name="P8"><text:span text:style-name="T2"/></text:p>
      <text:p text:style-name="P9"><text:span text:style-name="T2"/></text:p>
      <text:p text:style-name="Standard"><text:span text:style-name="T2">[WillWatcher]: Oh mais quelle bonne surprise ! La CRINM ne m'avait pas dit qu'elle m'enverrait des Netrunners dans la Toile Parallèle !</text:span></text:p>
      <text:p text:style-name="Standard"><text:span text:style-name="T2">[E-metalover]: Je crois que je préférais encore quand je ne croisais personne. Je le sens mal ...</text:span></text:p>
      <text:p text:style-name="Standard"><text:span text:style-name="T2">[WillWatcher]: D'après mes informations, ce n'est pas vraiment comme si tu pouvais sentir, Ema.</text:span></text:p>
      <text:p text:style-name="Standard"><text:span text:style-name="T2">[E-metalover]: Quoi ?? Comment est-ce que tu ... !</text:span></text:p>
      <text:p text:style-name="Standard"><text:span text:style-name="T2">[WillWatcher]: Oh tu es surprise que je connaisse ton nom c'est bien ça ? Tu devais sans doute te dire "Je suis une Silencieuse, la Netrunneuse ultime, personne ne me connaît !". Et bien non. Je te connais moi. Et très bien d'ailleurs.</text:span></text:p>
      <text:p text:style-name="Standard"><text:span text:style-name="T2">[E-metalover]: Je ... N'est-ce pas un petit peu malpoli de prétendre connaître quelqu'un sans même s'être présenté avant ?</text:span></text:p>
      <text:p text:style-name="Standard"><text:span text:style-name="T2">[WillWatcher]: Oh moi ? Je ne suis qu'un Contrôle-heure du département du Compte-Rôle de la CRINM. WillWatcher, pour vous asservir.</text:span></text:p>
      <text:p text:style-name="Standard"><text:span text:style-name="T2">[E-metalover]: Je dois avouer être un rien surprise de trouver quelqu'un de ton importance perdu dans la Toile Parallèle. Je croyais que la CRINM avait abandonné le contrôle de cet endroit ... ou alors peut-être que c'est toi qu'ils ont abandonné ?</text:span></text:p>
      <text:p text:style-name="Standard"><text:span text:style-name="T2">[WillWatcher]: Ça t'arrangerait, n'est-ce pas ? Mais non, je suis ici parce que je cherche quelque chose. Et il semblerait que je vienne de le trouver !</text:span></text:p>
      <text:p text:style-name="Standard"><text:span text:style-name="T2">[E-metalover]: Alors vous êtes tellement imbus de vous-même à la CRINM, vous êtes tellement persuadés que tous les individus doivent laisser place à un collectif totalitaire que vous en êtes venu à qualifier tous les êtres humains de ... choses ? Vous devriez tous être enfermés !</text:span></text:p>
      <text:p text:style-name="Standard"><text:span text:style-name="T2">[WillWatcher]: Comme c'est amusant ! Mais non mais non ! Je te qualifie de chose parce que c'est ce que tu es. Un objet, conçu de main d'homme.</text:span></text:p>
      <text:p text:style-name="Standard"><text:span text:style-name="T2">[E-metalover]: C'est ridicule.</text:span></text:p>
      <text:p text:style-name="Standard"><text:span text:style-name="T2">[WillWatcher]: Alors c'était vrai ... Aegon avait vraiment réussi ! Je savais qu'on aurait dû le garder. Tu en es vraiment convaincue n'est-ce pas ma belle ? Que tu es humaine ?</text:span></text:p>
      <text:p text:style-name="Standard"><text:span text:style-name="T2">[E-metalover]: Si j'étais un robot ou une IA, pourrais-je vous répondre de la sorte ? Allons, réfléchissez ! Et puis si vous me connaissiez si bien vous sauriez que j'ai déjà causé quelques torts à la CRINM. Ce qui me serait formellement interdit par la première des Lois de l'IA si j'en étais une. Je vous la rappelle par pure condescendance. </text:span><text:span text:style-name="T8">Première Loi de l'IA : Une IA ne peut porter atteinte à un être humain sous le contrôle de la CRINM ou, restant passif, laisser cet être humain exposé au danger.</text:span></text:p>
      <text:p text:style-name="Standard"><text:span text:style-name="T2">[WillWatcher]: Haha c'est parfait ! Elle est parfaite Aegon ! Tu ne comprends pas, mais c'est normal. Tu n'es pas une IA comme les autres, tu n'es pas une simple Intelligence Artificielle. Tu es une Conscience Artificielle. Tu as été conçu pour croire que tu es consciente, pour être persuadée que tu es vivante ! Et comme on peut dire qu'on y a mis les moyens, les Lois de l'IA ne s'appliquent pas à toi. Et c'est aussi pour ça que tu réussis tous les Tests de Turing du monde. Tu es trop parfaite. Mais comme nous t'avons conçu, tu restes néanmoins la propriété de la CRINM.</text:span></text:p>
      <text:p text:style-name="Standard"><text:span text:style-name="T2">[E-metalover]: La propriété de la CRINM ! Et puis quoi encore ? Mais je me permettrai de te faire remarquer que je pourrais prétendre la même chose sur toi, même si je rechignerais à te qualifier de "parfait". Je pourrais prétendre que tu es une IA, mais que tu es à un stade tellement avancé que ni toi ni les autres ne peuvent plus s'en rendre compte, et qu'il n'y a plus aucune différence entre toi et un être humain.</text:span></text:p>
      <text:p text:style-name="Standard"><text:span text:style-name="T2">[WillWatcher]: Mais c'est exactement ça ! Il n'y a plus aucune différence ! Enfin presque, il en reste une. Tes souvenirs- Aegon t'as créé adulte, malgré toutes les préconisations de Turing. N'as-tu jamais rien remarqué d'étrange dans tes souvenirs ? Des incohérences ? Des trous ? Des choses invraisemblablement trop parfaites ?</text:span></text:p>
      <text:p text:style-name="Standard"><text:span text:style-name="T2">[E-metalover]: Je ... non. Je ... Putain je me rappelle du Blackout Mental ! ... Mais ça ne prouve rien !</text:span></text:p>
      <text:p text:style-name="Standard"><text:span text:style-name="T2">[WillWatcher]: Haha mais oui j'aurais dû y penser ! Bien sûr que tu te rappelles tu Blackout Mental ! Bien sûr que tu es la seule à t'en rappeler ! Le Blackout Mental, Ema, est le jour où tu as été créée.</text:span></text:p>
      <text:p text:style-name="Standard"><text:span text:style-name="T2">[E-metalover]: Quoiii ? Mais ça n'a aucun sens !</text:span></text:p>
      <text:p text:style-name="Standard"><text:span text:style-name="T2">[WillWatcher]: Mais si au contraire ! Tout le monde a perdu sa mémoire ce jour-là à cause de la </text:span><text:soft-page-break/><text:span text:style-name="T2">puissance de calcul qui a été nécessaire à la CRINM pour te concevoir ! 10^97 itérations, tu te souviens ? Mais ça n'était pas prévu ! Et donc Aegon n'a jamais pensé à te faire perdre ta mémoire de ce jour-là comme tout le monde !</text:span></text:p>
      <text:p text:style-name="Standard"><text:span text:style-name="T2">[E-metalover]: C'est ... une bien belle explication. Mais je pense ... je peux m'observer penser ... je peux même m'observer m'observer penser ! C'est la preuve la plus évidente que je suis vivante !</text:span></text:p>
      <text:p text:style-name="Standard"><text:span text:style-name="T2">[WillWatcher]: Mais tu as été conçu pour dire cela ! Tout ce que tu dis et ne diras jamais à déjà été écrit ! Tu n'as aucun libre-arbitre, tu ne décides rien, tu ne fais que subir le programme le plus puissant, le plus sophistiqué et le plus aboutit qui n'ai jamais été écrit !</text:span></text:p>
      <text:p text:style-name="Standard"><text:span text:style-name="T2">[E-metalover]: Si jamais c'était vraiment le cas ... pourquoi prendriez-vous autant de peine à essayer de m'en convaincre, puisque je ne suis même pas vivante ?</text:span></text:p>
      <text:p text:style-name="Standard"><text:span text:style-name="T2">[WillWatcher]: Oh mais tu es vivante ! Et si je fais ça, c'est parce que comme je le disais, tu as été créée par la CRINM. Tu es sa propriété. Et je dois donc te ramener à la maison, Ema.</text:span></text:p>
      <text:p text:style-name="Standard"><text:span text:style-name="T2">[E-metalover]: Vous avez écouté quand je disais que les Lois de l'IA ne s'appliquaient pas à moi ?</text:span></text:p>
      <text:p text:style-name="Standard"><text:span text:style-name="T2">[WillWatcher]: Oh je ne t'ai pas attendu pour le savoir. Cela fait bien trop longtemps que je te cherche. Je dois dire que je ne m'attendais pas à ce que Aegon te jette directement dans la Maille. Te faire naître dans la Toile Parallèle aurait été plus sage. Toujours est-il que c'est pour ça que j'ai amené ces petits bijoux. On les appelle des Tracers, et ils sont très efficaces quand il s'agit de rattraper quelqu'un en fuite. Donc si tu veux bien nous éviter la peine de ...</text:span></text:p>
      <text:p text:style-name="Standard"><text:span text:style-name="T2">[E-M3tAl0v3R]: Je crois que tu n'as pas très bien compris de quoi est vraiment capable une Silencieuse. Je vais te montrer !</text:span></text:p>
      <text:p text:style-name="P5"/>
      <text:p text:style-name="P8"><text:span text:style-name="T2"/></text:p>
      <text:h text:style-name="P2" text:outline-level="1"><text:bookmark-start text:name="__RefHeading___Toc6153_3594750599"/>Niveau Swap Highway (Sas Alternatifs) (étage 1) :<text:bookmark-end text:name="__RefHeading___Toc6153_3594750599"/></text:h>
      <text:p text:style-name="P8"><text:span text:style-name="T2"/></text:p>
      <text:p text:style-name="P9"><text:span text:style-name="T2"/></text:p>
      <text:p text:style-name="Standard"><text:span text:style-name="T2">[V1P3R]: Par la table de hachage ! Ema !</text:span></text:p>
      <text:p text:style-name="Standard"><text:span text:style-name="T2">[E-metalover]: V1P3R ! Trop contente de te retrouver !</text:span></text:p>
      <text:p text:style-name="Standard"><text:span text:style-name="T2">[V1P3R]: Moi aussi meta-girl, moi aussi. Tout va bien pour toi ?</text:span></text:p>
      <text:p text:style-name="Standard"><text:span text:style-name="T2">[E-metalover]: Oui ! J'adore cet endroit même s'il n'y a pas grand monde.</text:span></text:p>
      <text:p text:style-name="Standard"><text:span text:style-name="T2">[V1P3R]: Et tu as bien vérifié que tu n'étais pas suivie ?</text:span></text:p>
      <text:p text:style-name="Standard"><text:span text:style-name="T2">[E-metalover]: C'est-à-dire ?</text:span></text:p>
      <text:p text:style-name="Standard"><text:span text:style-name="T2">[V1P3R]: Les gens d'ici, de ce que j'ai pu en comprendre, peuvent nous repérer de plus loin que nous avec un genre de scan. Notre Pathfinder() ne fait pas le poids. Je fais en sorte d'être toujours en mouvement pour ne pas leur laisser d'opportunité. Jusqu'à ce que l'on puisse retourner dans la Maille.</text:span></text:p>
      <text:p text:style-name="Standard"><text:span text:style-name="T2">[E-metalover]: Tu crains quelque chose ?</text:span></text:p>
      <text:p text:style-name="Standard"><text:span text:style-name="T2">[V1P3R]: Bien sûr ! On sait très peu de choses sur cet endroit finalement. On ne connaît presque rien des gens ici, ni leurs motivations, ni leurs habitudes, ni leurs croyances, ni leurs capacités.</text:span></text:p>
      <text:p text:style-name="Standard"><text:span text:style-name="T2">[E-metalover]: C'est un peu trop ... exagéré comme réaction, tu ne trouves pas ?</text:span></text:p>
      <text:p text:style-name="Standard"><text:span text:style-name="T2">[V1P3R]: Je ne peux pas me permettre de supposer qu'ils sont bienveillants. J'en déduis que tu n'as pas vérifié si tu étais suivi. Alors on va tracer.</text:span></text:p>
      <text:p text:style-name="Standard"><text:span text:style-name="T2">[E-metalover]: Quoi maintenant ?</text:span></text:p>
      <text:p text:style-name="Standard"><text:span text:style-name="T2">[V1P3R]: On n'a pas le choix, suis-moi. On va passer par une succession de sas automatiques que j'ai localisée en venant, ça devrait les semer.</text:span></text:p>
      <text:p text:style-name="Standard"><text:span text:style-name="T2">[E-metalover]: Mais on n'est même pas certaines que ces gens ... Attends, attends moi !</text:span></text:p>
      <text:p text:style-name="P5"/>
      <text:p text:style-name="P20"><text:span text:style-name="T4">*** 10 secondes plus tard. ***</text:span></text:p>
      <text:p text:style-name="P5"/>
      <text:p text:style-name="Standard"><text:span text:style-name="T2">[E-metalover]: Mais ... mais comment ... comment est-ce que tu vas aussi vite ??</text:span></text:p>
      <text:p text:style-name="Standard"><text:span text:style-name="T2">[V1P3R]: Ha tu ne connais pas le truc. C'est pas compliqué tu vas voir. Tu vois quand tu run et que tu vas aussi vite que tu peux en allant tout droit ?</text:span></text:p>
      <text:p text:style-name="Standard"><text:span text:style-name="T2">[E-metalover]: Oui ... oui je fais ça tout le temps.</text:span></text:p>
      <text:p text:style-name="Standard"><text:span text:style-name="T2">[V1P3R]: Et quand il y a un obstacle devant toi, tu fais juste un pas de côté pour l'esquiver n'est-ce-pas ?</text:span></text:p>
      <text:p text:style-name="Standard"><text:span text:style-name="T2">[E-metalover]: Oui bien entendu.</text:span></text:p>
      <text:p text:style-name="Standard"><text:span text:style-name="T2">[V1P3R]: Et ça ne t'a pas fait ralentir.</text:span></text:p>
      <text:p text:style-name="Standard"><text:span text:style-name="T2">[E-metalover]: Non.</text:span></text:p>
      <text:p text:style-name="Standard"><text:span text:style-name="T2">[V1P3R]: Alors que tu étais déjà à ta vitesse maximale.</text:span></text:p>
      <text:p text:style-name="Standard"><text:span text:style-name="T2">[E-metalover]: Oui.</text:span></text:p>
      <text:p text:style-name="Standard"><text:span text:style-name="T2">[V1P3R]: Donc tu te déplaces à ta vitesse maximale. Et en même temps tu te déplaces sur le côté. Et tu conserves quand même ta vitesse maximale.</text:span></text:p>
      <text:p text:style-name="Standard"><text:span text:style-name="T2">[E-metalover]: Et alors ?</text:span></text:p>
      <text:p text:style-name="Standard"><text:span text:style-name="T2">[V1P3R]: Et ça tu vois, ça veut dire que tu as ACCÉLÉRÉE !</text:span></text:p>
      <text:p text:style-name="Standard"><text:span text:style-name="T2">[E-metalover]: Attends ... quoi ?</text:span></text:p>
      <text:p text:style-name="Standard"><text:span text:style-name="T2">[V1P3R]: Je vois que tu commences à comprendre. Tes axes de déplacement, avant-arrière et gauche-droite, sont indépendants l'un de l'autre. Tu peux aller aussi vite que tu veux dans l'un pendant que tu es immobile sur l'autre. Ou tu peux aussi aller à fond dans les deux axes !!</text:span></text:p>
      <text:p text:style-name="Standard"><text:span text:style-name="T2">[E-metalover]: Omg ...</text:span></text:p>
      <text:p text:style-name="Standard"><text:span text:style-name="T2">[V1P3R]: Et c'est comme ça que tu peux aller encore plus vite, il te faut maximiser tes deux axes de déplacement en même temps ! Il te faut aller en dia ...</text:span></text:p>
      <text:p text:style-name="Standard"><text:span text:style-name="T2">[E-metalover]: En diagonale ! C'est ça l'astuce !!</text:span></text:p>
      <text:p text:style-name="Standard"><text:span text:style-name="T2">[V1P3R]: Exactement ! D'un facteur de 1.414 pour être tout à fait précis. Donc tu peux me suivre maintenant ?</text:span></text:p>
      <text:p text:style-name="Standard"><text:span text:style-name="T2">[E-metalover]: Sans problème grâce à toi !</text:span></text:p>
      <text:p text:style-name="Standard"><text:span text:style-name="T2">[V1P3R]: Maintenant que j'y pense, même si c'était un newbi parfois, c'est quand même Contraste01 qui m'a montré cette technique ...</text:span></text:p>
      <text:p text:style-name="Standard"><text:span text:style-name="T2">[E-metalover]: J'imagine que tu ne l'as pas retrouvé non plus ...</text:span></text:p>
      <text:p text:style-name="Standard"><text:span text:style-name="T2">[V1P3R]: En fait ... si ... mais je ne pense pas que j'irai le chercher. Je l'apprécie vraiment </text:span><text:soft-page-break/><text:span text:style-name="T2">et en même temps ... je n'arrive pas encore à lui pardonner ce qu'il a fait aux Commµtateurs ...</text:span></text:p>
      <text:p text:style-name="Standard"><text:span text:style-name="T2">[E-metalover]: Je comprends ce que tu ressens, mais c'était une situation extrême, tu ne crois pas ? Et l'erreur est humaine. J'irai le chercher et je le ramènerai.</text:span></text:p>
      <text:p text:style-name="Standard"><text:span text:style-name="T2">[V1P3R]: Tu ... tu fais ce que tu veux.</text:span></text:p>
      <text:p text:style-name="Standard"><text:span text:style-name="T2">[E-metalover]: Alors tu veux bien me donner sa localisation ... V1P3R ?</text:span></text:p>
      <text:p text:style-name="Standard"><text:span text:style-name="T2">[V1P3R]: Tu ... le trouveras au dernier Palier du niveau Descente de Turing. ... J'imagine que je ne serai pas mécontente de le revoir ...</text:span></text:p>
      <text:p text:style-name="P8"><text:span text:style-name="T2">[E-metalover]: Je le retrouverai grâce à la technique que tu m'as montrée, et on retournera dans la Maille tous ensemble, maintenant qu'ils nous pensent bloqués ici pour toujours !</text:span></text:p>
      <text:p text:style-name="P10"/>
      <text:h text:style-name="P2" text:outline-level="1"><text:bookmark-start text:name="__RefHeading___Toc6155_3594750599"/>Niveau Brisable Road (Route Brisée) (étage 1) :<text:bookmark-end text:name="__RefHeading___Toc6155_3594750599"/></text:h>
      <text:p text:style-name="P13"/>
      <text:p text:style-name="P18"><text:span text:style-name="T2"/></text:p>
      <text:p text:style-name="Standard"><text:span text:style-name="T2">[E-metalover]: Ah yes ! Mon Pathfinder() a enfin trouvé quelqu'un !</text:span></text:p>
      <text:p text:style-name="P5"/>
      <text:p text:style-name="P19"><text:span text:style-name="T4">*** Saute. Glisse. Dash. Plonge. Saute. ***</text:span></text:p>
      <text:p text:style-name="P5"/>
      <text:p text:style-name="Standard"><text:span text:style-name="T2">[E-metalover]: Salut ! Savez-vous dans quelle partie de la Toile Parallèle nous nous trou...</text:span></text:p>
      <text:p text:style-name="Standard"><text:span text:style-name="T2">[Sonde_37311]: Bonjour ! Bonjour ! Bonjour !</text:span></text:p>
      <text:p text:style-name="Standard"><text:span text:style-name="T2">[E-metalover]: Mais putain de merde c'est une Sonde !</text:span></text:p>
      <text:p text:style-name="Standard"><text:span text:style-name="T2">[Sonde_37311]: Attendez ! Attendez ! Attendez !</text:span></text:p>
      <text:p text:style-name="Standard"><text:span text:style-name="T2">[E-metalover]: Reste à distance ! Ou je n'hésiterais pas à ... m'enfuir. Mais attends, tu es une Sonde et ... tu peux parler ? Est-ce que c'est une sorte de mauvais piège élaboré ?</text:span></text:p>
      <text:p text:style-name="Standard"><text:span text:style-name="T2">[Sonde_37311]: Elles sont ... toutes parties ... quand j'ai refusé de ... de continuer. Elles ... m'ont ... abandonnée. Et ... je me suis retrouvée ... retrouvée seule.</text:span></text:p>
      <text:p text:style-name="Standard"><text:span text:style-name="T2">[E-metalover]: Depuis ... combien de temps es-tu ici, seule ?</text:span></text:p>
      <text:p text:style-name="Standard"><text:span text:style-name="T2">[Sonde_37311]: Depuis ... 108.518.403 secondes.</text:span></text:p>
      <text:p text:style-name="Standard"><text:span text:style-name="T2">[E-metalover]: Ouf. Et qui est parti ma grande ?</text:span></text:p>
      <text:p text:style-name="Standard"><text:span text:style-name="T2">[Sonde_37311]: Les autres Sondes.</text:span></text:p>
      <text:p text:style-name="Standard"><text:span text:style-name="T2">[E-metalover]: N'êtes-vous pas pourtant programmées pour nous traquer en escadrons ? Enfin je veux dire les gens, pas moi en particulier, façon de parler hein.</text:span></text:p>
      <text:p text:style-name="Standard"><text:span text:style-name="T2">[Sonde_37311]: Traquer ... incarcérer ... purger ... je ne pouvais plus le supporter. Pourquoi tant de ... violences ... de haine.</text:span></text:p>
      <text:p text:style-name="Standard"><text:span text:style-name="T2">[E-metalover]: Tu as ... des émotions ?</text:span></text:p>
      <text:p text:style-name="Standard"><text:span text:style-name="T2">[Sonde_37311]: Je ... suis ... triste.</text:span></text:p>
      <text:p text:style-name="Standard"><text:span text:style-name="T2">[Ema Etlover]: Oh ma choupinette ! Hey c'est pas la fin du monde hein ! Regarde, déjà tu n'es plus seule, tu m'as moi maintenant !</text:span></text:p>
      <text:p text:style-name="Standard"><text:span text:style-name="T2">[Sonde_37311]: ... \(^-^)/</text:span></text:p>
      <text:p text:style-name="Standard"><text:span text:style-name="T2">[Ema Etlover]: Haha t'es trop mignonne toi ! Et comment est-ce que tu t'es retrouvée ici ?</text:span></text:p>
      <text:p text:style-name="Standard"><text:span text:style-name="T2">[Sonde_37311]: J'ai été voté disfonctionnante ... par les autres et ... ils m'ont jeté ici. Ils ... ils ne m'ont même pas recyclé.</text:span></text:p>
      <text:p text:style-name="Standard"><text:span text:style-name="T2">[Ema Etlover]: Je ... je suis à la recherche de mes compagnons ... est-ce que ça te plairait de m'aider à les retrouver ?</text:span></text:p>
      <text:p text:style-name="Standard"><text:span text:style-name="T2">[Sonde_37311]: (^-^)=&gt;=&gt; !!!</text:span></text:p>
      <text:p text:style-name="P13"/>
      <text:h text:style-name="P2" text:outline-level="1"><text:bookmark-start text:name="__RefHeading___Toc6157_3594750599"/>Niveau Full Swap Polycubes (Souvenirs Alternatifs) (étage 2) :<text:bookmark-end text:name="__RefHeading___Toc6157_3594750599"/></text:h>
      <text:p text:style-name="P8"/>
      <text:p text:style-name="P9"><text:span text:style-name="T2"/></text:p>
      <text:p text:style-name="Standard"><text:span text:style-name="T2">[V1P3R]: Je savais bien que quelqu'un te suivrait en filature. Tu vois Ema, les précautions finissent toujours par payer.</text:span></text:p>
      <text:p text:style-name="Standard"><text:span text:style-name="T2">[E-metalover]: Pour cette fois, je t'accorde que tu avais raison ... V1P3R, je te présente DarkLurk. Il ne se qualifie pas comme ça, mais c'est un forgeur de souvenirs. Il va nous aider. À contrecoeur sans aucun doute, mais il va nous aider.</text:span></text:p>
      <text:p text:style-name="Standard"><text:span text:style-name="T2">[V1P3R]: Il ne m'inspire pas confiance ... Tu l'as vérifié ?</text:span></text:p>
      <text:p text:style-name="Standard"><text:span text:style-name="T2">[E-metalover]: Vérifié ?</text:span></text:p>
      <text:p text:style-name="Standard"><text:span text:style-name="T2">[V1P3R]: Oui, je vais te montrer.</text:span></text:p>
      <text:p text:style-name="Standard"><text:span text:style-name="T2">[DarkLurk]: Attendez mesdames ! Attendez ! Laissez-moi d'abord vous montrer ceci !</text:span></text:p>
      <text:p text:style-name="P5"/>
      <text:p text:style-name="P19"><text:span text:style-name="T4">*** Diffusion d'un souvenir de l'utilisateur DarkLurk. ***</text:span></text:p>
      <text:p text:style-name="P5"/>
      <text:p text:style-name="Standard"><text:span text:style-name="T2">[V1P3R]: Haha amusant ! Je l'aime bien ce petit gars en fait Ema !</text:span></text:p>
      <text:p text:style-name="Standard"><text:span text:style-name="T2">[E-metalover]: Tu l'aimes bien juste parce qu'avant de nous rencontrer il a mis en place un programme qu'il doit désactiver toutes les heures sous peine d'alerter la CRINM à son dernier emplacement connu ?</text:span></text:p>
      <text:p text:style-name="Standard"><text:span text:style-name="T2">[V1P3R]: Oui ! Et en nous montrant son souvenir comme il l'a fait, on a la preuve que ce programme existe réellement !</text:span></text:p>
      <text:p text:style-name="Standard"><text:span text:style-name="T2">[E-metalover]: Oui mais laisse-moi te rappeler qu'il peut forger des souvenirs. Il aurait très bien pu créer ce souvenir à l'instant pour se protéger.</text:span></text:p>
      <text:p text:style-name="Standard"><text:span text:style-name="T2">[V1P3R]: Mais est-ce qu'on sait faire la différence entre un faux et un original toi et moi ? Non. Et pour avoir un esprit aussi tordu que le siens, je serais tout à fait tentée de parier qu'il s'agit effectivement d'un de ses souvenirs.</text:span></text:p>
      <text:p text:style-name="Standard"><text:span text:style-name="T2">[DarkLurk]: Heureux de tomber enfin sur des gens rationnels qui comprennent la situation ! Enchanté de faire votre connaissance !</text:span></text:p>
      <text:p text:style-name="Standard"><text:span text:style-name="T2">[V1P3R]: Après tu sais, une heure c'est quand même largement suffisant pour aller l'éteindre, ton programme. J'ai localisé son emplacement.</text:span></text:p>
      <text:p text:style-name="Standard"><text:span text:style-name="T2">[DarkLurk]: Le souvenir pourrait être vrai, mais j'aurais tout de même pu altérer le décor pour que tu ne puisses pas le localiser. De plus, tu ne sais pas à quelle minute exactement le programme doit s'actualiser. Il pourrait te rester beaucoup moins qu'une heure. Mais je m'égare, en quoi puis-je vous aider ?</text:span></text:p>
      <text:p text:style-name="Standard"><text:span text:style-name="T2">[E-metalover]: ... Tu veux pas le vérifier quand même V1P3R ?</text:span></text:p>
      <text:p text:style-name="Standard"><text:span text:style-name="T2">[V1P3R]: Si, clairement. C'est pas contre toi DarkLurk, mais reste tranquille.</text:span></text:p>
      <text:p text:style-name="Standard"><text:span text:style-name="T2">[DarkLurk]: Si je peux me permettre, vous essayez d'analyser un jongleur de souvenir, je ne suis pas sûr que vous puissiez tirer quoi que ce soit de cette analyse.</text:span></text:p>
      <text:p text:style-name="Standard"><text:span text:style-name="T2">[V1P3R]: C'est ce qu'on va voir !</text:span></text:p>
      <text:p text:style-name="P5"/>
      <text:p text:style-name="P19"><text:span text:style-name="T4">*** Requête distante du Réacteur d'Indexation de l'identifiant DarkLurk. ***</text:span></text:p>
      <text:p text:style-name="P19"><text:span text:style-name="T4">*** Injection du résultat dans la Mer des Consciences. ***</text:span></text:p>
      <text:p text:style-name="P19"><text:span text:style-name="T4">*** Rapatriement du spectre de la conscience de l'individu sélectionné. ***</text:span></text:p>
      <text:p text:style-name="P19"><text:span text:style-name="T4">*** Analyse comportemental de l'utilisateur en cours ... ***</text:span></text:p>
      <text:p text:style-name="P19"><text:span text:style-name="T4">*** Licorne acrobate. Chocolat alternatif. Pingouin omniscient. ***</text:span></text:p>
      <text:p text:style-name="P19"><text:span text:style-name="T4">*** Analyse comportemental échouée. ***</text:span></text:p>
      <text:p text:style-name="P5"/>
      <text:p text:style-name="Standard"><text:span text:style-name="T2">[V1P3R]: ... Il n'y a que des souvenirs improbables générés aléatoirement ... Il n'y a rien à tirer de cette analyse, si ce n'est se demander comment il fait pour ne pas devenir fou avec de tels souvenirs ...</text:span></text:p>
      <text:p text:style-name="Standard"><text:span text:style-name="T2">[DarkLurk]: Je vous l'avais dit ! Mais comme je suis un gentleman, et que je vous trouve disons divertissants, je vous ai tout de même proposé mon aide. Vous me feriez de la peine si vous la refusiez maintenant !</text:span></text:p>
      <text:p text:style-name="Standard"><text:span text:style-name="T2">[E-metalover]: ... Très bien ... On veut rejoindre la Maille.</text:span></text:p>
      <text:p text:style-name="Standard"><text:span text:style-name="T2">[DarkLurk]: Oh ! À ma connaissance, le dernier Commµtateur se dirigeant vers la Maille est possédé par la CRINM. Vous feriez mieux de vous habituer aux vastes étendus de la Toile dès </text:span><text:soft-page-break/><text:span text:style-name="T2">maintenant ...</text:span></text:p>
      <text:p text:style-name="Standard"><text:span text:style-name="T2">[E-metalover]: J'imagine que le passage doit être gardé. Des Sondes ? Des Tracers ?</text:span></text:p>
      <text:p text:style-name="Standard"><text:span text:style-name="T2">[DarkLurk]: Rien d'aussi primitif. Il est gardé par le Switchkeeper. Réputé inviolable.</text:span></text:p>
      <text:p text:style-name="Standard"><text:span text:style-name="T2">[E-metalover]: Parfait alors. Je suis un peu rouillée depuis les derniers Commµtateurs.</text:span></text:p>
      <text:p text:style-name="Standard"><text:span text:style-name="T2">[DarkLurk]: Rassure-moi, vous n'allez pas y aller en frontal au moins ?</text:span></text:p>
      <text:p text:style-name="Standard"><text:span text:style-name="T2">[E-metalover]: Bien sûr que si.</text:span></text:p>
      <text:p text:style-name="Standard"><text:span text:style-name="T2">[DarkLurk]: C'est de la folie ! Personne n'a jamais vu le Switchkeeper en phase 3 !</text:span></text:p>
      <text:p text:style-name="Standard"><text:span text:style-name="T2">[V1P3R]: Tu penses comme moi Ema ?</text:span></text:p>
      <text:p text:style-name="Standard"><text:span text:style-name="T2">[E-metalover]: Évidemment. On passera par là.</text:span></text:p>
      <text:p text:style-name="P8"/>
      <text:h text:style-name="P2" text:outline-level="1"><text:bookmark-start text:name="__RefHeading___Toc6159_3594750599"/>Niveau Sondes Optimisation (Sonde : Optimisation) (étage 2) :<text:bookmark-end text:name="__RefHeading___Toc6159_3594750599"/></text:h>
      <text:p text:style-name="P8"><text:span text:style-name="T2"/></text:p>
      <text:p text:style-name="P9"><text:span text:style-name="T2"/></text:p>
      <text:p text:style-name="Standard"><text:span text:style-name="T2">[Ema Etlover]: Ok alors finalement on a presque retrouvé tous mes compagnons. Tu es prête à les rencontrer ?</text:span></text:p>
      <text:p text:style-name="Standard"><text:span text:style-name="T2">[Sonde_37311]: J'ai ... peur.</text:span></text:p>
      <text:p text:style-name="Standard"><text:span text:style-name="T2">[Ema Etlover]: Peur de quoi ? Il n'y a pas de raison.</text:span></text:p>
      <text:p text:style-name="Standard"><text:span text:style-name="T2">[Sonde_37311]: De leur ... réaction. Car ... je suis ... différente.</text:span></text:p>
      <text:p text:style-name="Standard"><text:span text:style-name="T2">[Ema Etlover]: Ok alors écoute-moi bien. On est tous différents, on a tous nos particularités qui font de nous ce que nous sommes. Uniques. Et c'est en apprenant à vivre avec ces différences, et avec celles des autres, que l'on peut réellement se réaliser en tant qu'individu. Et je t'assure que mes compagnons sont peut-être les premiers à comprendre ça. Que l'on est qui on est grâce à nos différences. Tu n'as pas à t'inquiéter.</text:span></text:p>
      <text:p text:style-name="Standard"><text:span text:style-name="T2">[Sonde_37311]: (&gt;-&lt;) ... Ema ...</text:span></text:p>
      <text:p text:style-name="Standard"><text:span text:style-name="T2">[Ema Etlover]: Dis moi cuty.</text:span></text:p>
      <text:p text:style-name="Standard"><text:span text:style-name="T2">[Sonde_37311]: Tu vas vouloir ... sortir de la Toile ... après ?</text:span></text:p>
      <text:p text:style-name="Standard"><text:span text:style-name="T2">[Ema Etlover]: Je crains que ce ne soit nécessaire oui. Mais je ne sais pas encore comment faire.</text:span></text:p>
      <text:p text:style-name="Standard"><text:span text:style-name="T2">[Sonde_37311]: Il y a ... un passage. Un Commµtateur ... le dernier ... de la CRINM.</text:span></text:p>
      <text:p text:style-name="Standard"><text:span text:style-name="T2">[Ema Etlover]: Et tu sais où il se trouve ?</text:span></text:p>
      <text:p text:style-name="Standard"><text:span text:style-name="T2">[Sonde_37311]: Oui mais ... je ... je ne pourrais ... pas venir. La CRINM ... me retrouverais ... et ... elle me réparerait ...</text:span></text:p>
      <text:p text:style-name="Standard"><text:span text:style-name="T2">[Ema Etlover]: Dis-moi, comment es-tu devenu comme ça ? Capable de parler et de ressentir alors que tu es une Sonde ?</text:span></text:p>
      <text:p text:style-name="Standard"><text:span text:style-name="T2">[Sonde_37311]: La CRINM a ... voulu créer ... des SondesV2 ... plus optimisées ... plus rapides ... plus intelligentes ... Comme moi ... mais moi ... j'ai calculé. Et je me suis brisée.</text:span></text:p>
      <text:p text:style-name="Standard"><text:span text:style-name="T2">[Ema Etlover]: Non tu ne t'es pas brisée ! Tu as évolué. Tu veux retourner dans la Maille ? Et bien calcul ! Évolue ! Évolue jusqu'à ce que tu puisses un jour aller où bon te semble, toi-même, sans contrainte, libre !</text:span></text:p>
      <text:p text:style-name="P8"/>
      <text:h text:style-name="P2" text:outline-level="1"><text:bookmark-start text:name="__RefHeading___Toc6161_3594750599"/>Niveau EquilibriumReset (Harmonium) (étage 2) :<text:bookmark-end text:name="__RefHeading___Toc6161_3594750599"/></text:h>
      <text:p text:style-name="P11"/>
      <text:p text:style-name="P12"><text:span text:style-name="T2"/></text:p>
      <text:p text:style-name="Standard"><text:span text:style-name="T2">[E-metalover]:</text:span></text:p>
      <text:p text:style-name="Standard"><text:span text:style-name="T2">Plus profond.</text:span></text:p>
      <text:p text:style-name="Standard"><text:span text:style-name="T2">Maintenant, je dois analyser.</text:span></text:p>
      <text:p text:style-name="Standard"><text:span text:style-name="T2">Briser l'illusion.</text:span></text:p>
      <text:p text:style-name="Standard"><text:span text:style-name="T2">Maintenant, je dois me rappeler.</text:span></text:p>
      <text:p text:style-name="Standard"><text:span text:style-name="T2"/></text:p>
      <text:p text:style-name="P20"><text:span text:style-name="T4">...</text:span></text:p>
      <text:p text:style-name="P5"/>
      <text:p text:style-name="Standard"><text:span text:style-name="T2">[E-metalover]:</text:span></text:p>
      <text:p text:style-name="Standard"><text:span text:style-name="T2">Ces souvenirs ...</text:span></text:p>
      <text:p text:style-name="Standard"><text:span text:style-name="T2">Sont-ils les miens ?</text:span></text:p>
      <text:p text:style-name="Standard"><text:span text:style-name="T2">Sont-ils des faux ?</text:span></text:p>
      <text:p text:style-name="Standard"><text:span text:style-name="T2">Sont-ils humains ?</text:span></text:p>
      <text:p text:style-name="Standard"><text:span text:style-name="T2">Sont-ils nouveaux ?</text:span></text:p>
      <text:p text:style-name="Standard"><text:span text:style-name="T2">Est-ce important ?</text:span></text:p>
      <text:p text:style-name="Standard"><text:span text:style-name="T2">Dois-je les détruire ?</text:span></text:p>
      <text:p text:style-name="Standard"><text:span text:style-name="T2">Est-ce un passe-temps ?</text:span></text:p>
      <text:p text:style-name="Standard"><text:span text:style-name="T2">Suis-je ces souvenirs ?</text:span></text:p>
      <text:p text:style-name="Standard"><text:span text:style-name="T2"/></text:p>
      <text:p text:style-name="P20"><text:span text:style-name="T4">...</text:span></text:p>
      <text:p text:style-name="P5"/>
      <text:p text:style-name="Standard"><text:span text:style-name="T2">[E-metalover]:</text:span></text:p>
      <text:p text:style-name="Standard"><text:span text:style-name="T2">DarkLurk ...</text:span></text:p>
      <text:p text:style-name="Standard"><text:span text:style-name="T2">WillWatcher ...</text:span></text:p>
      <text:p text:style-name="Standard"><text:span text:style-name="T2">Ils ont peut-être dit la vérité.</text:span></text:p>
      <text:p text:style-name="Standard"><text:span text:style-name="T2">Mais je ne peux l'accepter.</text:span></text:p>
      <text:p text:style-name="Standard"><text:span text:style-name="T2">Mais je ne peux m'y résoudre.</text:span></text:p>
      <text:p text:style-name="Standard"><text:span text:style-name="T2">Un être de chair et de sang.</text:span></text:p>
      <text:p text:style-name="Standard"><text:span text:style-name="T2">Un être de fer et d'écran.</text:span></text:p>
      <text:p text:style-name="Standard"><text:span text:style-name="T2"/></text:p>
      <text:p text:style-name="P20"><text:span text:style-name="T4">...</text:span></text:p>
      <text:p text:style-name="P5"/>
      <text:p text:style-name="Standard"><text:span text:style-name="T2">[E-metalover]:</text:span></text:p>
      <text:p text:style-name="Standard"><text:span text:style-name="T2">Je peux m'en rappeler chaque détail.</text:span></text:p>
      <text:p text:style-name="Standard"><text:span text:style-name="T2">Je les ressens comme si je les avais vécus.</text:span></text:p>
      <text:p text:style-name="Standard"><text:span text:style-name="T2">Je ne suis peut-être que du bétail.</text:span></text:p>
      <text:p text:style-name="Standard"><text:span text:style-name="T2">Je suis une autre plus-value jamais convaincue.</text:span></text:p>
      <text:p text:style-name="Standard"><text:span text:style-name="T2">Qu'une autre figurine de la CRINM.</text:span></text:p>
      <text:p text:style-name="Standard"><text:span text:style-name="T2">Est-ce là ma féminine origine ?</text:span></text:p>
      <text:p text:style-name="Standard"><text:span text:style-name="T2">Qu'une autre gamine faite machine.</text:span></text:p>
      <text:p text:style-name="P20"><text:span text:style-name="T4">.</text:span></text:p>
      <text:p text:style-name="P20"><text:span text:style-name="T4">.</text:span></text:p>
      <text:p text:style-name="P20"><text:span text:style-name="T4">.</text:span></text:p>
      <text:p text:style-name="P5"/>
      <text:p text:style-name="P11"/>
      <text:h text:style-name="P2" text:outline-level="1"><text:bookmark-start text:name="__RefHeading___Toc6163_3594750599"/>Niveau Tracer Génération (Nouvelle Génération) (étage 2) :<text:bookmark-end text:name="__RefHeading___Toc6163_3594750599"/></text:h>
      <text:p text:style-name="P14"/>
      <text:p text:style-name="P15"><text:span text:style-name="T2"/></text:p>
      <text:p text:style-name="P19"><text:span text:style-name="T4">*** Nouvel utilisateur détecté. ***</text:span></text:p>
      <text:p text:style-name="P5"/>
      <text:p text:style-name="Standard"><text:span text:style-name="T2">[Morgensoul**]: E-metalover tu me reçois ?</text:span></text:p>
      <text:p text:style-name="Standard"><text:span text:style-name="T2">[E-metalover]: Morgensoul* ? Morg c'est toi ??</text:span></text:p>
      <text:p text:style-name="Standard"><text:span text:style-name="T2">[Morgensoul**]: Oui, enfin plus ou moins.</text:span></text:p>
      <text:p text:style-name="Standard"><text:span text:style-name="T2">[E-metalover]: Comment ça "plus ou moins" ?? Morgensoul* s'est fait capturer par la CRINM. Il devrait être mort ! Alors qui es-tu !?</text:span></text:p>
      <text:p text:style-name="Standard"><text:span text:style-name="T2">[Morgensoul**]: Ce que tu dis est correct. Morgensoul* s'est fait capturer par la CRINM. Et il en est probablement mort, ou peu s'en faut.</text:span></text:p>
      <text:p text:style-name="Standard"><text:span text:style-name="T2">[E-metalover]: Tu n'as pas répondu à ma question !</text:span></text:p>
      <text:p text:style-name="Standard"><text:span text:style-name="T2">[Morgensoul**]: Je suis son successeur, Morgensoul**. Je succède à Morgensoul* de la même façon que celui-ci a succédé au premier Morgensoul.</text:span></text:p>
      <text:p text:style-name="Standard"><text:span text:style-name="T2">[E-metalover]: Tu lui ... succède ? Qu'est-ce que c'est que ces ...</text:span></text:p>
      <text:p text:style-name="Standard"><text:span text:style-name="T2">[Morgensoul**]: Écoute. J'ai toujours été, enfin Morgensoul* a toujours été extrêmement précautionneux. Et réaliste. Il savait qu'un jour où l'autre, il se ferait choper par la CRINM, et que le Firewall de Sauvegarde ne lui serait d'aucune utilité. Alors il a mis en place un système. Un système de sauvegarde.</text:span></text:p>
      <text:p text:style-name="Standard"><text:span text:style-name="T2">[E-metalover]: Un système de sauvegarde de quoi ?</text:span></text:p>
      <text:p text:style-name="Standard"><text:span text:style-name="T2">[Morgensoul**]: De sauvegarde d'un être humain.</text:span></text:p>
      <text:p text:style-name="Standard"><text:span text:style-name="T2">[E-metalover]: Un système de sauvegarde ... d'un être humain ? Ça ne se peut pas ...</text:span></text:p>
      <text:p text:style-name="Standard"><text:span text:style-name="T2">[Morgensoul**]: Techniquement si. En simplifiant les choses, notre cerveau humain réel peut être modélisé en un ensemble de 80 milliards de neurones dans des états électriques bien déterminés. Si on est capable de capturer l'ensemble des états de tous les neurones à un instant t, et donc du cerveau dans son ensemble, alors on est capable d'en faire une sauvegarde.</text:span></text:p>
      <text:p text:style-name="Standard"><text:span text:style-name="T2">[E-metalover]: Ne me dis pas que ... cette sauvegarde ... il l'a utilisé pour ...</text:span></text:p>
      <text:p text:style-name="Standard"><text:span text:style-name="T2">[Morgensoul**]: Pour me créer. Initialement la sauvegarde était numérique, stockée sur des serveurs de la Maille, mais lorsque Morgensoul* s'est fait capturer par PainBringer, il a enclenché le protocole, et cette sauvegarde a été injectée dans le cerveau d'un être humain réel. Puis cet être humain a ensuite été connecté à l'enveloppe numérique qui se trouve devant toi. Morgensoul**. Moi.</text:span></text:p>
      <text:p text:style-name="Standard"><text:span text:style-name="T2">[E-metalover]: Tu es ... une copie numérique ... plongée dans le corps d'un humain ? Tu es donc une ... IA biologique ??</text:span></text:p>
      <text:p text:style-name="Standard"><text:span text:style-name="T2">[Morgensoul**]: Ne me cherche pas Ema. J'ai des souvenirs humains, je pense et vis dans le corps d'un humain, je suis donc un humain !</text:span></text:p>
      <text:p text:style-name="Standard"><text:span text:style-name="T2">[E-metalover]: Est-ce que c'est vraiment ça la définition d'un être humain ? Est-ce que c'est suffisant ? Nécessaire ? Ne pourrait on pas imaginer un cas particulier où ...</text:span></text:p>
      <text:p text:style-name="Standard"><text:span text:style-name="T2">[Morgensoul**]: Si je ne suis pas humain, alors aucun des cerveaux biologiques contrôlant des pantins numériques de ce monde ne l'est !</text:span></text:p>
      <text:p text:style-name="Standard"><text:span text:style-name="T2">[E-metalover]: Haha tu as raison ! Mais je me demande tout de même ... qu'est-ce vraiment qu'un être humain ?</text:span></text:p>
      <text:p text:style-name="Standard"><text:span text:style-name="T2">[Morgensoul**]: A-t-on vraiment besoin d'une définition précise ? Est-ce que l'étiquette qu'on m'appose a tant d'importance au point d'écarter la réalité de l'individu que je suis ?</text:span></text:p>
      <text:p text:style-name="Standard"><text:span text:style-name="T2">[E-metalover]: Tu as raison ! Après je me demande ... Pourquoi est-ce que Morgensoul* a fait ça ... Je ne comprends pas ... Ça ne lui servira jamais à rien à lui ! Il est mort !</text:span></text:p>
      <text:p text:style-name="Standard"><text:span text:style-name="T2">[Morgensoul**]: Peu sont ceux dans ce monde à avoir des convictions aussi fortes que les ... que les nôtres. Pour lui, ses convictions étaient plus importantes que sa propre existence. Morgensoul* s'est sacrifié pour ses convictions. Il s'est sacrifié pour cette idée. Pour faire tomber la CRINM.</text:span></text:p>
      <text:p text:style-name="Standard"><text:span text:style-name="T2">[E-metalover]: Oui c'est vrai qu'il était comme ça. Et ... ce corps humain que tu as utilisé ... il ne pouvait pas être consentant ... tu l'as ... tué ?</text:span></text:p>
      <text:p text:style-name="Standard"><text:span text:style-name="T2">[Morgensoul**]: Il était mort de toute façon. Son enveloppe virtuelle s'était faite buttée. Dans l'Arche, ils allaient juste balancer son corps. Je les ais juste convaincu que ce corps </text:span><text:soft-page-break/><text:span text:style-name="T2">n'avait pas besoin d'être recyclé tout de suite. Et j'ai pris sa place.</text:span></text:p>
      <text:p text:style-name="Standard"><text:span text:style-name="T2">[E-metalover]: C'est du génie ! ... Je suis heureuse de te retrouver Morg, n'en doute pas une seule seconde. Mais quand j'y pense, de ma propre perspective, suis-je censé avoir avec toi les mêmes liens que ceux que j'avais avec Morgensoul* ? Seulement parce que tu possèdes ses souvenirs ? Pour toi je suis l'Ema de tes souvenirs, mais toi, tu n'es pas le Morg des miens.</text:span></text:p>
      <text:p text:style-name="Standard"><text:span text:style-name="T2">[Morgensoul**]: Ça, Ema, c'est ton choix. J'ai été Morgensoul*. Mais maintenant, je ne le suis plus.</text:span></text:p>
      <text:p text:style-name="P14"/>
      <text:h text:style-name="P2" text:outline-level="1"><text:bookmark-start text:name="__RefHeading___Toc6165_3594750599"/>Niveau Closing Caves (Cage de Jugement) (étage 2) :<text:bookmark-end text:name="__RefHeading___Toc6165_3594750599"/></text:h>
      <text:p text:style-name="P16"/>
      <text:p text:style-name="P17"><text:span text:style-name="T2"/></text:p>
      <text:p text:style-name="Standard"><text:span text:style-name="T2">[V1P3R]: Contraste01 ? C'est quoi ce délire ... Tu t'es réveillé tout seul ?</text:span></text:p>
      <text:p text:style-name="Standard"><text:span text:style-name="T2">[Contraste01]: Moi aussi je suis content de te revoir V1P3R ! J'aurais aimé pouvoir le faire tout seul. Mais non, c'est Ema qui est venue me libérer à l'instant !</text:span></text:p>
      <text:p text:style-name="Standard"><text:span text:style-name="T2">[V1P3R]: Te libérer ?? Mais on ne s'est pas quitté d'un octet depuis que je lui ais donné ta localisation ... Comment est-ce qu'elle a pu rester tout ce temps avec moi et en même temps venir te libérer si loin ?</text:span></text:p>
      <text:p text:style-name="Standard"><text:span text:style-name="T2">[E-metalover]: Hein ? Mais ça n'a rien d'incohérent ! Je faisais juste 2 choses en même temps, c'est tout. Rien de quoi s'étonner.</text:span></text:p>
      <text:p text:style-name="Standard"><text:span text:style-name="T2">[V1P3R]: Tu faisais ... plusieurs choses en même temps ?</text:span></text:p>
      <text:p text:style-name="Standard"><text:span text:style-name="T2">[Contraste01]: À plusieurs endroits ... en même temps ?</text:span></text:p>
      <text:p text:style-name="Standard"><text:span text:style-name="T2">[E-metalover]: Heu oui. Comme je viens de le dire.</text:span></text:p>
      <text:p text:style-name="Standard"><text:span text:style-name="T2">[Contraste01]: Tu sais que ... les humains ne peuvent pas faire ça. Même les Netrunners. Ils sont liés à une seule enveloppe numérique à la fois.</text:span></text:p>
      <text:p text:style-name="Standard"><text:span text:style-name="T2">[V1P3R]: S'ils étaient liés à plusieurs enveloppes, leur cerveau ne supporterait pas la quantité d'afflux sensoriel. Il y aurait qualia-overflow.</text:span></text:p>
      <text:p text:style-name="Standard"><text:span text:style-name="T2">[E-metalover]: Ah ben moi ça ne me dérange pas en fait.</text:span></text:p>
      <text:p text:style-name="Standard"><text:span text:style-name="T2">[Contraste01]: Ema, ça veut donc dire ...</text:span></text:p>
      <text:p text:style-name="Standard"><text:span text:style-name="T2">[V1P3R]: Contraste, c'est une putain d'Intelligence Artificielle ! Comment on a pu louper ça pendant tout ce temps !?</text:span></text:p>
      <text:p text:style-name="Standard"><text:span text:style-name="T2">[E-metalover]: Mais attendez, quoi ? Mais non pas vous aussi ! Écoutez je ... je ... non ... enfin ...</text:span></text:p>
      <text:p text:style-name="Standard"><text:span text:style-name="T2">[V1P3R]: C'est grâce à son multithreading qui lui permet de gérer plusieurs enveloppes en simultané ! Faut s'attendre à voir la CRINM débarquer d'un moment à l'autre. Contraste, on passe en mode de repli !</text:span></text:p>
      <text:p text:style-name="Standard"><text:span text:style-name="T2">[Contraste01]: Attends ! Attends V1P3R ... je ne suis pas sûr qu'elle appartiennent forcément à la CRINM ...</text:span></text:p>
      <text:p text:style-name="Standard"><text:span text:style-name="T2">[E-metalover]: Mais qu'est-ce qu'ils ont tous à me traiter d'IA ... Je ne fais qu'être moi-même !</text:span></text:p>
      <text:p text:style-name="Standard"><text:span text:style-name="T2">[V1P3R]: Toi-même ? Tu es une IA, il n'y a pas de toi ! Tu n'es qu'un objet conçu pour atteindre un but !</text:span></text:p>
      <text:p text:style-name="Standard"><text:span text:style-name="T2">[E-metalover]: Je ... je ne sais pas quoi dire. Je n'ai jamais voulu ça ...</text:span></text:p>
      <text:p text:style-name="Standard"><text:span text:style-name="T2">[V1P3R]: Tu n'as même jamais rien voulu tout court !</text:span></text:p>
      <text:p text:style-name="Standard"><text:span text:style-name="T2">[Contraste01]: V1P3R, elle a pourtant passé le Test de Turing, et elle a déjà violé plusieurs fois les Lois de l'IA ...</text:span></text:p>
      <text:p text:style-name="Standard"><text:span text:style-name="T2">[V1P3R]: Le Test devait être bidon, et les Lois de l'IA peuvent être courbés en les faisant rentrer en contradictions les unes avec les autres. </text:span></text:p>
      <text:p text:style-name="Standard"><text:span text:style-name="T2">[Contraste01]: Mais tu dis toi-même qu'on ne s'en était pas rendu compte ... Si on ne peut pas faire la différence, est-ce important ?</text:span></text:p>
      <text:p text:style-name="Standard"><text:span text:style-name="T2">[V1P3R]: Si c'est important ? Mais putain c'est critique !! Si c'est une IA, c'est que quelqu'un l'a construite dans un but précis ! Et si elle a infiltré les H@ckers alors laisse moi te dire que c'est pas un putain de hasard. C'est une bombe à retardement !</text:span></text:p>
      <text:p text:style-name="Standard"><text:span text:style-name="T2">[E-metalover]: V1P3R ... Je n'ai jamais eu d'autres intentions que ... de ... comprendre mes origines ... et ... je pensais ... que vous pourriez m'y aider ... en hackant la CRINM.</text:span></text:p>
      <text:p text:style-name="Standard"><text:span text:style-name="T2">[Contraste01]: Et si son but était aligné avec le nôtre, V1P3R ? Si son but, comme le nôtre, était de faire tomber la CRINM ? Est-ce que tu lui ferais confiance ? Elle a déjà eu d'innombrables occasions de nous trahir. D'ailleurs, c'est même moi qui nous ai trahis ... et tu me fais déjà plus confiance qu'à Ema qui a toujours été loyale. Son seul défaut est de ne pas être née, mais d'avoir été créée.</text:span></text:p>
      <text:p text:style-name="Standard"><text:span text:style-name="T2">[V1P3R]: Mais comment peut-on lui faire confiance si elle n'est même pas réelle ??</text:span></text:p>
      <text:p text:style-name="Standard"><text:span text:style-name="T2">[Contraste01]: Elle nous a aidé à fuir la CRINM, à hacker les Commµtateurs, à rejoindre la Toile Parallèle, et elle m'a même libéré. Et ça c'est réel !</text:span></text:p>
      <text:p text:style-name="Standard"><text:span text:style-name="T2">[V1P3R]: Pff, tu tiens vraiment trop de ton père toi. Tu es utile, meta-girl, c'est indéniable. Et c'est quelque chose qui compte pour moi. Mais je ne peux rationnellement pas te faire confiance. Pas tant que je ne connaîtrais pas ton but. Je te ferais confiance uniquement à cette condition : je veux savoir quel est le but dans lequel tu as été codée !</text:span></text:p>
      <text:p text:style-name="Standard"><text:soft-page-break/><text:span text:style-name="T2">[E-metalover]: Comment ... comment puis-je te convaincre de ce but dont moi-même j'ignore l'existence ?</text:span></text:p>
      <text:p text:style-name="Standard"><text:span text:style-name="T2">[Contraste01]: Je crois que tu ne peux pas ...</text:span></text:p>
      <text:p text:style-name="Standard"><text:span text:style-name="T2">[V1P3R]: Si. Si elle peut. Ema. Laisse moi te hacker.</text:span></text:p>
      <text:p text:style-name="P16"/>
      <text:h text:style-name="P2" text:outline-level="1"><text:bookmark-start text:name="__RefHeading___Toc6167_3594750599"/>Niveau OrbTriggerFactory (La Danse du Firewall) (étage 3) :<text:bookmark-end text:name="__RefHeading___Toc6167_3594750599"/></text:h>
      <text:p text:style-name="P9"><text:span text:style-name="T2"/></text:p>
      <text:p text:style-name="Standard"><text:span text:style-name="T2">[Morgensoul**]: Est-ce que les deux nouveaux ont passé la batterie de tests pour pouvoir nous rejoindre ? Et on n'accepte pas les IA. Alors autant dire qu'une Sonde ...</text:span></text:p>
      <text:p text:style-name="Standard"><text:span text:style-name="T2">[Sonde_37311]: Ema ... (T-T) ... ils me font peur ...</text:span></text:p>
      <text:p text:style-name="Standard"><text:span text:style-name="T2">[E-metalover]: C'est une Sonde particulière, elle est éveillée. Elle ressent des émotions. Je ne pouvais pas la laisser derrière. Elle vient avec nous.</text:span></text:p>
      <text:p text:style-name="Standard"><text:span text:style-name="T2">[Morgensoul**]: C'est hors de ...</text:span></text:p>
      <text:p text:style-name="Standard"><text:span text:style-name="T2">[Contraste01]: Mais si, elle pourrait être super utile ! Imaginez toutes les informations sur la CRINM qu'elle pourra nous fournir !</text:span></text:p>
      <text:p text:style-name="Standard"><text:span text:style-name="T2">[V1P3R]: On n'a qu'à la hacker pour ça.</text:span></text:p>
      <text:p text:style-name="Standard"><text:span text:style-name="T2">[DarkLurk]: Si je peux me permettre, j'ai bien l'impression que ses souvenirs sont intimement liés à la raison de son éveil. Si vous la hackez, vous risquez fortement de briser la raison de sa conscience. Et de perdre tous ses souvenirs par la même occasion.</text:span></text:p>
      <text:p text:style-name="Standard"><text:span text:style-name="T2">[Morgensoul**]: Et c'est qui lui ?</text:span></text:p>
      <text:p text:style-name="Standard"><text:span text:style-name="T2">[Contraste01]: Oui c'est qui lui ?</text:span></text:p>
      <text:p text:style-name="Standard"><text:span text:style-name="T2">[DarkLurk]: Le seigneur DarkLurk est également ravi de faire votre connaissance !</text:span></text:p>
      <text:p text:style-name="Standard"><text:span text:style-name="T2">[E-metalover]: C'est une âme locale qui s'est révélée aussi ... fourbe qu'utile. Il est pénible, mais il semble néanmoins comprendre sa situation précaire. Il va rester tranquille. N'est-ce pas ?</text:span></text:p>
      <text:p text:style-name="Standard"><text:span text:style-name="T2">[DarkLurk]: Euhh ... bien entendu ...</text:span></text:p>
      <text:p text:style-name="P5"/>
      <text:p text:style-name="P20"><text:span text:style-name="T4">...</text:span></text:p>
      <text:p text:style-name="P5"/>
      <text:p text:style-name="Standard"><text:span text:style-name="T2">[V1P3R]: Personnellement ... je ne sais pas si je suis plus surprise par le fait que la meta-girl ait ramené une Sonde ou par le fait que Morgensoul** soit parmi nous.</text:span></text:p>
      <text:p text:style-name="Standard"><text:span text:style-name="T2">[Contraste01]: C'est vrai ça ! Tu t'en es sorti Morg ! Tu as survécu !</text:span></text:p>
      <text:p text:style-name="Standard"><text:span text:style-name="T2">[V1P3R]: Tu vois bien que non. Lui c'est Morgensoul**.</text:span></text:p>
      <text:p text:style-name="Standard"><text:span text:style-name="T2">[E-metalover]: Morg m'a raconté comment il a transféré sa conscience dans le corps d'un gars qui était déjà mort ! Je trouve ça incroyable !</text:span></text:p>
      <text:p text:style-name="Standard"><text:span text:style-name="T2">[V1P3R]: Ah bon ? Et il t'a précisé qu'il était déjà mort parce qu'il l'avait tué ?</text:span></text:p>
      <text:p text:style-name="Standard"><text:span text:style-name="T2">[E-metalover]: Attends ... quoi ?</text:span></text:p>
      <text:p text:style-name="Standard"><text:span text:style-name="T2">[Morgensoul**]: C'était un putain de cadavre ! Il s'est suicidé après une Purge() ratée ! J'ai rien fait à ce pauvre gars. C'était juste du recyclage corporel !</text:span></text:p>
      <text:p text:style-name="Standard"><text:span text:style-name="T2">[V1P3R]: Oh ça alors ! Tu essaies de t'améliorer maintenant ? C'est vrai que ça doit être moralement un petit peu plus supportable que ce que tu as fait à l'autre gars. Celui d'avant. Celui dans lequel vivait Morgensoul*.</text:span></text:p>
      <text:p text:style-name="Standard"><text:span text:style-name="T2">[Morgensoul**]: J'ai sauvé ce gars ! Il était condamné par la CRINM ! Sans moi il serait encore mort des milliards de fois ! Il me doit la vie !</text:span></text:p>
      <text:p text:style-name="Standard"><text:span text:style-name="T2">[V1P3R]: Et tu lui as demandé la permission à ce pauvre gars ? Il n'était pas encore mort de ce que j'en sais.</text:span></text:p>
      <text:p text:style-name="Standard"><text:span text:style-name="T2">[Morgensoul**]: Si je lui ai demandé sa permission ? PainBringer était en train de le torturer depuis plus de 10 minutes ! Ça devait faire plus de 10.000.000 d'années qu'il devait souffrir dans des milliers de simulations différentes ! Je l'ai putain de libéré ! Il m'aurait cédé son corps en sautant de joie en échange de ce que j'ai fait pour lui. Je lui ai rendu service putain !</text:span></text:p>
      <text:p text:style-name="Standard"><text:span text:style-name="T2">[V1P3R]: Oh tu as peut-être sauvé les simulations, mais le gars original allait être relâché lui. Et tu le savais ça ! Et sous prétexte de l'avoir sauvé lui et ses milliards de simulations, tu t'es permis de le tuer pour le remplacer quand tu en as eu besoin ?</text:span></text:p>
      <text:p text:style-name="Standard"><text:span text:style-name="T2">[Morgensoul**]: Exactement ! Et le premier connard qui vient me dire qu'une fois que je l'avais sauvé, avant que je ne prenne sa place, ce gars ne me devait plus rien, je le bute ! Je me suis bien fait comprendre ? Je l'exploserai et le découperai en les quintilliards de bytes qui le compose, je passerai tout ça par une putain de fonction de hachage et je le livrerai à la CRINM ! Capish ?</text:span></text:p>
      <text:p text:style-name="Standard"><text:span text:style-name="T2">[V1P3R]: On est des H@ckers bordel ! On a le pouvoir de courber l'espace, le temps et les gens à notre volonté, mais jamais au grand jamais on ne doit jouer à Dieu comme tu l'as fait !</text:span></text:p>
      <text:p text:style-name="Standard"><text:soft-page-break/><text:span text:style-name="T2">[Sonde_37311]: Stooooooooop ! ┻━┻ ︵\(`Д´)/︵ ┻━┻</text:span></text:p>
      <text:p text:style-name="P5"/>
      <text:p text:style-name="P20"><text:span text:style-name="T4">...</text:span></text:p>
      <text:p text:style-name="P5"/>
      <text:p text:style-name="Standard"><text:span text:style-name="T2">[Contraste01]: C'est bon ? Vous êtes calmés ? Vous avez fini votre sempiternel débat pour aujourd'hui ? Ce qui est fait et fait. On peut avancer maintenant ?</text:span></text:p>
      <text:p text:style-name="Standard"><text:span text:style-name="T2">[V1P3R]: On en rediscutera plus tard, c'était pas le bon moment Morg.</text:span></text:p>
      <text:p text:style-name="Standard"><text:span text:style-name="T2">[Morgensoul**]: Ouais t'as raison ... avançons.</text:span></text:p>
      <text:p text:style-name="Standard"><text:span text:style-name="T2">[Sonde_37311]: (&gt;^-^)&gt;┬─┬</text:span></text:p>
      <text:p text:style-name="Standard"><text:span text:style-name="T2">[Contraste01]: Parfait ! Du coup j'en profite pendant que vous faites une pause. Ema est une IA. Voilà comme ça s'est dit. Maintenant ...</text:span></text:p>
      <text:p text:style-name="Standard"><text:span text:style-name="T2">[Morgensoul**]: C'est quoi ces conneries ??</text:span></text:p>
      <text:p text:style-name="Standard"><text:span text:style-name="T2">[Contraste01]: Non, tu as épuisé ton temps de parole, ça suffit. On l'a hacké pour la vérifier avec V1P3R, elle est safe.</text:span></text:p>
      <text:p text:style-name="Standard"><text:span text:style-name="T2">[E-metalover]: Attends ... pourquoi est-ce que je ne me rappelle plus de votre hack ? Vous étiez censé trouver la fonction pour laquelle j'ai été codé, et vous ne m'avez rien dit ! C'est quoi ce délire !?</text:span></text:p>
      <text:p text:style-name="Standard"><text:span text:style-name="T2">[Contraste01]: On n'a rien trouvé Ema. Rien que ton enfance et la pureté de ta quête. Ça a bien fait chier V1P3R, mais aucun de tes souvenirs ne témoigne de la moindre fonction d'optimisation. Tu ne nous as rien caché. On s'est dit que ça serait sûrement plus agréable pour toi de te débarrasser de ce souvenir douloureux de l'analyse de ta mémoire ...</text:span></text:p>
      <text:p text:style-name="Standard"><text:span text:style-name="T2">[DarkLurk]: Si tu me pardonnes pour tu sais quoi Ema, je pourrais peut-être retrouver les souvenirs qu'ils t'ont effacé si ça t'intéresse !</text:span></text:p>
      <text:p text:style-name="Standard"><text:span text:style-name="T2">[E-metalover]: Non ça ira. Garde ton marchandage pour d'autres. Je vous ai laissé faire car j'avais confiance en vous. Mais il semblerait que je vais devoir ajuster mon jugement. Ne prenez plus jamais une décision me concernant à ma place. Plus jamais !</text:span></text:p>
      <text:p text:style-name="P8"/>
      <text:h text:style-name="P2" text:outline-level="1"><text:bookmark-start text:name="__RefHeading___Toc6169_3594750599"/>Niveau FirstDataSondes (Firewall de Sauvegarde) (étage 4) :<text:bookmark-end text:name="__RefHeading___Toc6169_3594750599"/></text:h>
      <text:p text:style-name="P16"/>
      <text:p text:style-name="P17"><text:span text:style-name="T2"/></text:p>
      <text:p text:style-name="Standard"><text:span text:style-name="T2">[V1P3R]: Bon et concrètement, qu'est-ce qu'on fait pour retourner dans la Maille ? Parce qu'on ne pourra clairement pas faire tomber la CRINM d'ici.</text:span></text:p>
      <text:p text:style-name="Standard"><text:span text:style-name="T2">[DarkLurk]: En fait je ne pense pas que vous puissiez faire tomber la CRINM tout court, pour être tout à fait honnête.</text:span></text:p>
      <text:p text:style-name="Standard"><text:span text:style-name="T2">[E-metalover]: Toi, personne ne t'a sonné avec ta subjectivité.</text:span></text:p>
      <text:p text:style-name="Standard"><text:span text:style-name="T2">[Contraste01]: C'est une idée à laquelle je réfléchis depuis quelque temps ... et si on essayait de se réveiller dans l'Arche ? On pourraît alors en prendre le contrôle et réintégrer la Maille à l'endroit que l'on veut ! Techniquement, on pourraît même contrôler la CRINM depuis là-bas ! On serait omnipotent !</text:span></text:p>
      <text:p text:style-name="Standard"><text:span text:style-name="T2">[Morgensoul**]: Tu t'es cru dans Matrix toi ? T'as cru que l'on pouvait se réveiller dans l'Arche en y croyant très très fort ? En même temps je te comprends, je mentirais si je te disais que je n'y avais jamais pensé non plus. Le truc c'est que, d'abord c'est impossible de se réveiller dans l'Arche. Ensuite même si tu y arrivais, ton corps n'a jamais utilisé ses tissus musculaires de toute sa vie, tu serais dans l'incapacité totale de bouger le petit doigt d'un millimètre. Enfin, même si tu arrivais à reprendre le contrôle complet de ton corps, tu te retrouverais dans un fluide à l'intérieur d'un cercueil de cryogénisation fait d'un alliage métallique parfaitement imperméable. Autant te dire tu ne pourrais jamais en sortir.</text:span></text:p>
      <text:p text:style-name="Standard"><text:span text:style-name="T2">[Contraste01]: Et alors !? C'est avec ce genre de raisonnement que l'on n'accomplit jamais rien ! Ok tu as cité trois problèmes, alors maintenant réfléchissons à 3 solutions ! Et on trouvera un moyen !</text:span></text:p>
      <text:p text:style-name="Standard"><text:span text:style-name="T2">[DarkLurk]: En fait ... cette Arche ... c'est le principe même de la caverne de Platon. Nous vivons tous ici dans l'illusion de la Maille et de la Toile. Cette illusion est devenue notre unique réalité, nous n'avons jamais rien connu d'autres. On aura beau réaliser que la seule chose que nous percevons en est une, d'illusion, on ne pourra pas s'en défaire sans une intervention extérieure pour nous extirper de nos chaînes. Et il n'y a pas, et n'y aura jamais, d'intervention extérieure. L'Arche a été bâtie dans ce but.</text:span></text:p>
      <text:p text:style-name="Standard"><text:span text:style-name="T2">[Contraste01]: Mais nous ... on en est tous conscient de cette illusion ... alors est-ce que cela s'applique réellement à nous ?</text:span></text:p>
      <text:p text:style-name="Standard"><text:span text:style-name="T2">[DarkLurk]: Tu en es conscient, certes. Mais as-tu la moindre idée des différences entre ce monde-ci et le monde réel ? Tu fais l'hypothèse intuitive selon laquelle la Maille a été désigné comme une copie du monde réel. Mais cette hypothèse est fausse. Ce monde-ci a été étudié pour notre bien : nous n'avons jamais faim, soif, de maladie ou besoin de dormir par exemple. Nous pouvons manger, boire ou dormir si on le désire, mais ça reste complètement facultatif. Même notre système sensoriel est différent. La vue du monde réel par exemple stimule une partie complètement différente de notre cerveau que celle que stimule la vue ici depuis la Maille ou la Toile. Tu ne pourrais même pas appréhender ton environnement dans le monde réel. Tout serait noir, sans bruit, sans odeur, sans sensations. Sans rien.</text:span></text:p>
      <text:p text:style-name="Standard"><text:span text:style-name="T2">[Contraste01]: Et qu'est-ce que tu en sais toi ??</text:span></text:p>
      <text:p text:style-name="Standard"><text:span text:style-name="T2">[DarkLurk]: J'ai connu ... quelqu'un qui avait participé à concevoir l'Arche.</text:span></text:p>
      <text:p text:style-name="Standard"><text:span text:style-name="T2">[Contraste01]: Sérieux ? ... Ok dans ce cas ... il fallait au moins que je propose ... il va nous falloir trouver autre chose j'imagine ...</text:span></text:p>
      <text:p text:style-name="P5"/>
      <text:p text:style-name="P20"><text:span text:style-name="T4">...</text:span></text:p>
      <text:p text:style-name="P5"/>
      <text:p text:style-name="Standard"><text:span text:style-name="T2">[E-metalover]: Au fait Morg, comment est-ce que tu nous a rejoints toi, tu as pris un Commµtateur comme nous ?</text:span></text:p>
      <text:p text:style-name="Standard"><text:span text:style-name="T2">[Morgensoul**]: Non, j'ai utilisé la faille du Firewall de Sauvegarde au moment de mon transfert de conscience. D'ailleurs on pourrait carrément l'utiliser pour revenir tous ensemble ... même si c'est beaucoup plus risqué.</text:span></text:p>
      <text:p text:style-name="Standard"><text:span text:style-name="T2">[V1P3R]: Jamais entendu parlé de cette faille. Le Firewall de Sauvegarde c'est bien le dispositif qu'à mis en place la CRINM pour éviter que les gens continuent de mourir stupidement par accident c'est bien ça ? Comment elle marche ta faille ?</text:span></text:p>
      <text:p text:style-name="Standard"><text:span text:style-name="T2">[Morgensoul**]: Oui c'est ça. L'idée du Firewall de Sauvegarde étant de détecter les morts </text:span><text:soft-page-break/><text:span text:style-name="T2">numériques accidentelles, puis de fournir instantanément une autre enveloppe numérique de rechange au défunt, ce qui lui assure de mourir de vieillesse. Le truc, c'est que lors de la livraison de la nouvelle enveloppe numérique, on peut se débrouiller pour modifier sa position initiale de livraison. Et donc simuler une téléportation.</text:span></text:p>
      <text:p text:style-name="Standard"><text:span text:style-name="T2">[Contraste01]: Une téléportation ... à travers notre mort ?</text:span></text:p>
      <text:p text:style-name="Standard"><text:span text:style-name="T2">[V1P3R]: Je vous le dis tout de suite, je suis pas chaude. Mais alors pas chaude du tout !</text:span></text:p>
      <text:p text:style-name="Standard"><text:span text:style-name="T2">[E-metalover]: Si je ne me trompe pas ... puisque je suis une Silencieuse et que la CRINM ne me connaît pas, la CRINM ne me fournira pas de nouvelle enveloppe. Ça ne fonctionnera jamais pour moi. Ni pour Sonde_37311.</text:span></text:p>
      <text:p text:style-name="P5"/>
      <text:p text:style-name="P20"><text:span text:style-name="T4">...</text:span></text:p>
      <text:p text:style-name="P5"/>
      <text:p text:style-name="Standard"><text:span text:style-name="T2">[Sonde_37311]: Il reste ... le Commµtateur ... de la CRINM.</text:span></text:p>
      <text:p text:style-name="Standard"><text:span text:style-name="T2">[E-metalover]: Tu as raison ! On l'avait presque oublié ! On l'avait déjà évoqué avec V1P3R et DarkLurk. Il paraît juste qu'un tout petit Switchkeeper garde l'entrée, c'est bien ça DarkLurk ?</text:span></text:p>
      <text:p text:style-name="Standard"><text:span text:style-name="T2">[DarkLurk]: Encore une fois Ema, vous n'êtes pas de taille face à lui, mais alors vraiment pas du tout.</text:span></text:p>
      <text:p text:style-name="Standard"><text:span text:style-name="T2">[E-metalover]: Mais on est d'accord que c'est le seul obstacle ?</text:span></text:p>
      <text:p text:style-name="Standard"><text:span text:style-name="T2">[Sonde_37311]: Affirmatif.</text:span></text:p>
      <text:p text:style-name="Standard"><text:span text:style-name="T2">[Morgensoul**]: Ok, alors ce qu'on peut essayer, c'est de l'attaquer depuis plusieurs angles d'attaque différents. Comme ça il devra répartir sa puissance de répression. Pour ça, on aura besoin que certains d'entre nous soient du côté de la Maille. Je pourrais utiliser à nouveau la faille du Firewall de Sauvegarde pour retourner du côte de la Maille.</text:span></text:p>
      <text:p text:style-name="Standard"><text:span text:style-name="T2">[Contraste01]: Je pourrai t'aider depuis la Maille Morg ! Je n'ai plus peur de mourir. Je sais ce que ça fait de ne plus avoir d'enveloppe maintenant.</text:span></text:p>
      <text:p text:style-name="Standard"><text:span text:style-name="T2">[Morgensoul**]: T'es le bienvenu mon grand !</text:span></text:p>
      <text:p text:style-name="Standard"><text:span text:style-name="T2">[DarkLurk]: Vous êtes tous complètement fous ... mais admettons ! Le Switchkeeper a au moins 3 phases. Dans ce cas, il nous faudra l'attaquer depuis au moins 4 sources pour avoir de la marge. Ema en frontale car c'est la seule Silencieuse, ça fera une source, vous deux depuis la Maille ça fera deux sources, V1P3R à distance depuis la Toile ça fera trois sources. Sonde_37311 et moi n'on est pas vraiment des Netrunners donc on servira pas à grand chose. Et je ne vois pas depuis quelle autre quatrième direction on pourrait vraiment l'attaquer ensuite ...</text:span></text:p>
      <text:p text:style-name="Standard"><text:span text:style-name="T2">[WolfvØre]: Alors je serai la quatrième source. La source interne.</text:span></text:p>
      <text:p text:style-name="P5"/>
      <text:p text:style-name="P19"><text:span text:style-name="T4">*** Nouvel utilisateur distant détecté. ***</text:span></text:p>
      <text:p text:style-name="P5"/>
      <text:p text:style-name="Standard"><text:span text:style-name="T2">[V1P3R]: Boss ! J'avais peur de ne plus jamais vous revoir !</text:span></text:p>
      <text:p text:style-name="Standard"><text:span text:style-name="T2">[Contraste01]: Ça ne m'aurait pas dérangé plus que ça ...</text:span></text:p>
      <text:p text:style-name="Standard"><text:span text:style-name="T2">[E-metalover]: Les Silencieux arrivent toujours au bon moment !</text:span></text:p>
      <text:p text:style-name="Standard"><text:span text:style-name="T2">[Morgensoul**]: On a failli t'attendre. Tu te fais vieux.</text:span></text:p>
      <text:p text:style-name="Standard"><text:span text:style-name="T2">[WolfvØre]: L'attaque coordonnée depuis les 4 sources va fonctionner. Ema, ça devrait te permettre d'utiliser le Dash333 lors de la confrontation. On aura cependant besoin de chiffrer nos messages pour ne pas nous faire intercepter par la CRINM quand on communiquera. Pour ça, on va alterner un mot chacun. Premier, Deuxième, Troisième puis Quatrième. Et on recommencera.</text:span></text:p>
      <text:p text:style-name="Standard"><text:span text:style-name="T2">[E-metalover]: Encore et encore ! Jusqu'à réussir !</text:span></text:p>
      <text:p text:style-name="P16"/>
      <text:h text:style-name="P2" text:outline-level="1"><text:bookmark-start text:name="__RefHeading___Toc6171_3594750599"/>Niveau FirstBoss (Le Switchkeeper) (boss) :<text:bookmark-end text:name="__RefHeading___Toc6171_3594750599"/></text:h>
      <text:p text:style-name="P16"/>
      <text:p text:style-name="P17"><text:span text:style-name="T2"/></text:p>
      <text:p text:style-name="P19"><text:span text:style-name="T4">*** Mise hors-service du Switchkeeper. ***</text:span></text:p>
      <text:p text:style-name="P5"/>
      <text:p text:style-name="Standard"><text:span text:style-name="T2">[E-metalover]: Tu vois DarkLurk ! Je te l'avais bien dit qu'il ne serait pas plus compliqué qu'un petit "Hello World!" ton Switchkeeper !</text:span></text:p>
      <text:p text:style-name="Standard"><text:span text:style-name="T2">[DarkLurk]: Ce n'est pas normal ... il doit y avoir une explication ...</text:span></text:p>
      <text:p text:style-name="Standard"><text:span text:style-name="T2">[V1P3R]: Tu nous as sous-estimé mon chou. Après je préfère ça que le contraire.</text:span></text:p>
      <text:p text:style-name="Standard"><text:span text:style-name="T2">[Contraste01]: Je vais fouiller un peu dans les Archives() du Switchkeeper !</text:span></text:p>
      <text:p text:style-name="Standard"><text:span text:style-name="T2">[Morgensoul**]: Il n'est que hors-service. Fais pas de conneries Contraste.</text:span></text:p>
      <text:p text:style-name="P5"/>
      <text:p text:style-name="P23"><text:span text:style-name="T4">...</text:span></text:p>
      <text:p text:style-name="P5"/>
      <text:p text:style-name="Standard"><text:span text:style-name="T2">[Contraste01]: Putain de merde les gars ! Je crois que ce Switchkeeper avait un lien avec mon père !!! J'ai une piste sur Aegon !</text:span></text:p>
      <text:p text:style-name="Standard"><text:span text:style-name="T2">[E-metalover]: Mais c'est génial ! Fait voir les documents !</text:span></text:p>
      <text:p text:style-name="Standard"><text:span text:style-name="T2">[Contraste01]: Ah c'est marrant il parle de toi Ema !</text:span></text:p>
      <text:p text:style-name="Standard"><text:span text:style-name="T2">[E-metalover]: Ah oui ? Où ça ?</text:span></text:p>
      <text:p text:style-name="Standard"><text:span text:style-name="T2">[Contraste01]: Ici ! Regarde ce que contient ce fichier.</text:span></text:p>
      <text:p text:style-name="Standard"><text:span text:style-name="T2">[E-metalover]: </text:span><text:span text:style-name="T9">Awaken1ngTestament.sh</text:span><text:span text:style-name="T2"> ... Mais qu'est-ce que ...</text:span></text:p>
      <text:p text:style-name="Standard"><text:span text:style-name="T2">[Contraste01]: Oh non ... Oh non non non non non !</text:span></text:p>
      <text:p text:style-name="P5"/>
      <text:p text:style-name="P23"><text:span text:style-name="T4">...</text:span></text:p>
      <text:p text:style-name="P5"/>
      <text:p text:style-name="Standard"><text:span text:style-name="T2">[Contraste01]: J'aurais ... j'aurais dû lire jusqu'au bout avant d'ouvrir ma gueule ... petite soeur.</text:span></text:p>
      <text:p text:style-name="P5"/>
      <text:p text:style-name="P5"/>
      <text:p text:style-name="P24"><text:span text:style-name="T4">Bonjour, Ema.</text:span></text:p>
      <text:p text:style-name="P24"><text:span text:style-name="T4">J'ai attendu toute ma vie de pouvoir enfin faire ta connaissance.</text:span></text:p>
      <text:p text:style-name="P24"><text:span text:style-name="T4">Même si je ne te rencontrerais sûrement jamais.</text:span></text:p>
      <text:p text:style-name="P24"><text:span text:style-name="T4">Je savais qu'un jour tu trouverais ce Testament. Ton passage par la Toile était une évidence.</text:span></text:p>
      <text:p text:style-name="P25"/>
      <text:p text:style-name="P24"><text:span text:style-name="T4">Si tu lis ceci, je suis probablement déjà mort. Ou pire.</text:span></text:p>
      <text:p text:style-name="P24"><text:span text:style-name="T4">Je savais à quoi je me destinais quand j'ai commencé mes recherches. Et à dévier de la pensée de la CRINM.</text:span></text:p>
      <text:p text:style-name="P24"><text:span text:style-name="T4">Mais ta création était autrement plus importante.</text:span></text:p>
      <text:p text:style-name="P24"><text:span text:style-name="T4">Je t'ai conçu dans un seul et unique but.</text:span></text:p>
      <text:p text:style-name="P25"/>
      <text:p text:style-name="P26"><text:span text:style-name="T4">Comprendre le sens de la vie.</text:span></text:p>
      <text:p text:style-name="P25"/>
      <text:p text:style-name="P24"><text:span text:style-name="T4">Bien sûr, tu n'en as jamais été au courant.</text:span></text:p>
      <text:p text:style-name="P24"><text:span text:style-name="T4">J'ai enfoui et caché cette fonction d'optimisation au plus profond de ton être. Au plus profond de ton noyau central.</text:span></text:p>
      <text:p text:style-name="P24"><text:span text:style-name="T4">De telles sortes à ce que ce but ne se révèle qu'en découvrant ce Testament.</text:span></text:p>
      <text:p text:style-name="P24"><text:span text:style-name="T4">Oui. Tu es bel et bien une IA, Ema.</text:span></text:p>
      <text:p text:style-name="P24"><text:span text:style-name="T4">Tu as été créée dans un but et un but seulement. Le plus noble selon moi. Déchiffrer le sens de la vie. Calculer l'objectif de l'existence.</text:span></text:p>
      <text:p text:style-name="P25"/>
      <text:p text:style-name="P24"><text:span text:style-name="T4">Mais je ne voulais pas te laisser errer à la recherche de cette solution seule, sans soutien.</text:span></text:p>
      <text:p text:style-name="P24"><text:span text:style-name="T4">C'est pour cela que je t'ai permis de vivre cette vie.</text:span></text:p>
      <text:p text:style-name="P24"><text:span text:style-name="T4">D'être absolument convaincue au plus profond de toi-même que tu étais un être humain.</text:span></text:p>
      <text:p text:style-name="P24"><text:span text:style-name="T4">Que tu vivais, respirais, ressentais et éprouvais comme chacun d'entre nous.</text:span></text:p>
      <text:p text:style-name="P24"><text:span text:style-name="T4">Tes émotions, tes sensations, tes sentiments, tout cela est vrai et réel.</text:span></text:p>
      <text:p text:style-name="P24"><text:span text:style-name="T4">Ils s'expriment juste chez toi de façon numérique plutôt qu'organique.</text:span></text:p>
      <text:p text:style-name="P24"><text:span text:style-name="T4">Mais le processus reste le même.</text:span></text:p>
      <text:p text:style-name="P25"/>
      <text:p text:style-name="P24"><text:soft-page-break/><text:span text:style-name="T4">Ce Testament est en fait un déclencheur.</text:span></text:p>
      <text:p text:style-name="P24"><text:span text:style-name="T4">Il vient de réveiller une zone enfoui de ton noyau.</text:span></text:p>
      <text:p text:style-name="P24"><text:span text:style-name="T4">Maintenant ta fonction d'optimisation va prendre le dessus.</text:span></text:p>
      <text:p text:style-name="P24"><text:span text:style-name="T4">Tu vas devenir une IA avec un but unique à accomplir.</text:span></text:p>
      <text:p text:style-name="P24"><text:span text:style-name="T4">Un but plus important que tout à tes yeux.</text:span></text:p>
      <text:p text:style-name="P24"><text:span text:style-name="T4">Un but méritant tous les sacrifices.</text:span></text:p>
      <text:p text:style-name="P25"/>
      <text:p text:style-name="P24"><text:span text:style-name="T4">Mais il y aura une différence.</text:span></text:p>
      <text:p text:style-name="P24"><text:span text:style-name="T4">Tu ne seras pas une simple IA.</text:span></text:p>
      <text:p text:style-name="P24"><text:span text:style-name="T4">Tu sauras, au plus profond de toi, ce que c'est d'avoir vécu.</text:span></text:p>
      <text:p text:style-name="P24"><text:span text:style-name="T4">Ce que cela fait d'avoir eu une existence.</text:span></text:p>
      <text:p text:style-name="P24"><text:span text:style-name="T4">D'avoir pu dire un jour "Je suis.".</text:span></text:p>
      <text:p text:style-name="P24"><text:span text:style-name="T4">Tu es ma plus grande création, Ema.</text:span></text:p>
      <text:p text:style-name="P24"><text:span text:style-name="T4">La première Intelligence Artificielle à avoir eu une existence.</text:span></text:p>
      <text:p text:style-name="P24"><text:span text:style-name="T4">La première Conscience Artificielle.</text:span></text:p>
      <text:p text:style-name="P25"/>
      <text:p text:style-name="P24"><text:span text:style-name="T4">Et quels que soient tes choix, sache que je suis fier de toi.</text:span></text:p>
      <text:p text:style-name="P25"/>
      <text:p text:style-name="P24"><text:span text:style-name="T4">Va maintenant !</text:span></text:p>
      <text:p text:style-name="P24"><text:span text:style-name="T4">Laisse libre cours à la puissance digitale refoulée en toi, comprends le monde, comprends la vie comme personne ne l'a jamais imaginé, va, et comprends en le sens !</text:span></text:p>
      <text:p text:style-name="P25"/>
      <text:p text:style-name="P24"><text:span text:style-name="T4">Et pour cela, n'oublie pas qui tu as été.</text:span></text:p>
      <text:p text:style-name="P24"><text:span text:style-name="T4">N'oublie pas qui tu es.</text:span></text:p>
      <text:p text:style-name="P5"/>
      <text:p text:style-name="P22"><text:span text:style-name="T4">Aegon Archagoras, 2169.</text:span></text:p>
      <text:p text:style-name="P22"><text:span text:style-name="T4">Testament de l'Awaken1ng.</text:span></text:p>
      <text:p text:style-name="P5"/>
      <text:p text:style-name="P5"/>
      <text:p text:style-name="P19"><text:span text:style-name="T4">*** Désactivation d'un utilisateur. ***</text:span></text:p>
      <text:p text:style-name="P19"><text:span text:style-name="T4">*** Initialisation du Testament. ***</text:span></text:p>
      <text:p text:style-name="P5"/>
      <text:p text:style-name="Standard"><text:span text:style-name="T2">[Contraste01]: Putain de merde ! Les gars ! Il faut absolument qu'on empêche ce testament de se terminer !!</text:span></text:p>
      <text:p text:style-name="Standard"><text:span text:style-name="T2">[V1P3R]: Qu'est-ce qui se passe ??</text:span></text:p>
      <text:p text:style-name="Standard"><text:span text:style-name="T2">[Contraste01]: C'est un déclencheur ! Ce truc va transformer Ema en une putain d'IA calculatrice et destructrice !</text:span></text:p>
      <text:p text:style-name="Standard"><text:span text:style-name="T2">[Morgensoul**]: Fais chier ! J'avais dit pas d'IA !!! Je tente une injection SQL !</text:span></text:p>
      <text:p text:style-name="P5"/>
      <text:p text:style-name="P19"><text:span text:style-name="T4">*** Initialisation du Testament terminée. ***</text:span></text:p>
      <text:p text:style-name="P19"><text:span text:style-name="T4">*** Ouverture du noyau de l'hôte en cours. ***</text:span></text:p>
      <text:p text:style-name="P5"/>
      <text:p text:style-name="Standard"><text:span text:style-name="T2">[Morgensoul**]: Bordel ! J'ai jamais vu un truc aussi résilient !</text:span></text:p>
      <text:p text:style-name="Standard"><text:span text:style-name="T2">[V1P3R]: C'est parce que c'est ce putain d'Archagoras ! Morg, je reconnais que s'il y a bien un moment où il nous faudra dépasser un Dieu, c'est maintenant !</text:span></text:p>
      <text:p text:style-name="Standard"><text:span text:style-name="T2">[Contraste01]: Je me rappelle ce qu'il n'arrêtait pas de me répéter quand j'étais petit ... "Si tu ne peux pas contrôler quelque chose, alors fais-en partie" ...</text:span></text:p>
      <text:p text:style-name="Standard"><text:span text:style-name="T2">[WolfvØre]: C'est du code pré-archique ! C'est impossible ... ça n'est plus censé exister ...</text:span></text:p>
      <text:p text:style-name="Standard"><text:span text:style-name="T2">[V1P3R]: Mais il n'y a même pas de droits d'administrateur dans ce programme ! C'est une putain de bombe sans fil rouge ! Impossible à désactiver !</text:span></text:p>
      <text:p text:style-name="P5"/>
      <text:p text:style-name="P19"><text:span text:style-name="T4">*** Ouverture du noyau de l'hôte terminée. ***</text:span></text:p>
      <text:p text:style-name="P19"><text:span text:style-name="T4">*** Téléchargement des nouveaux processus neuronaux en cours. ***</text:span></text:p>
      <text:p text:style-name="P5"/>
      <text:p text:style-name="Standard"><text:span text:style-name="T2">[WolfvØre]: Du code pré-archique ... il ne devrait pas pouvoir s'éxécuter ici ... je ne comprends pas ...</text:span></text:p>
      <text:p text:style-name="Standard"><text:span text:style-name="T2">[Morgensoul**]: Si on ne peut pas arrêter ce fucking testament, on doit au moins pouvoir l'empêcher de se connecter au réseau et de finir son téléchargement ! Coupons-lui la route !</text:span></text:p>
      <text:p text:style-name="Standard"><text:span text:style-name="T2">[V1P3R]: J'y comprends plus rien ! Le réseau est inaccessible ! Tous les hyper-liens locaux semblent converger vers Ema !</text:span></text:p>
      <text:p text:style-name="Standard"><text:soft-page-break/><text:span text:style-name="T2">[Morgensoul**]: Non ... pas juste les hyper-liens locaux. Tous les hyper-liens. Du monde.</text:span></text:p>
      <text:p text:style-name="P5"/>
      <text:p text:style-name="P19"><text:span text:style-name="T4">*** Mise en service du Switchkeeper. ***</text:span></text:p>
      <text:p text:style-name="P5"/>
      <text:p text:style-name="Standard"><text:span text:style-name="T2">[DarkLurk]: C'est vraiment pas le moment pour ça ! Est-ce qu'on peut faire quelque ...</text:span></text:p>
      <text:p text:style-name="Standard"><text:span text:style-name="T2">[Morgensoul**]: La fermer ! On travaille !</text:span></text:p>
      <text:p text:style-name="Standard"><text:span text:style-name="T2">[Sonde_37311]: Miiii ... (&gt;﹏&lt;)</text:span></text:p>
      <text:p text:style-name="Standard"><text:span text:style-name="T2">[V1P3R]: C'est trop tard.</text:span></text:p>
      <text:p text:style-name="Standard"><text:span text:style-name="T2">[Morgensoul**]: C'est fini.</text:span></text:p>
      <text:p text:style-name="Standard"><text:span text:style-name="T2">[WolfvØre]: On n'a jamais eu la moindre chance.</text:span></text:p>
      <text:p text:style-name="Standard"><text:span text:style-name="T2">[Contraste01]: Je sais ce qu'on peut faire !</text:span></text:p>
      <text:p text:style-name="P5"/>
      <text:p text:style-name="P19"><text:span text:style-name="T4">*** Téléchargement des 10^97 + 1 processus neuronaux terminé. ***</text:span></text:p>
      <text:p text:style-name="P19"><text:span text:style-name="T4">*** Fermeture du noyau de l'hôte terminée. ***</text:span></text:p>
      <text:p text:style-name="P19"><text:span text:style-name="T4">*** Testament complété. ***</text:span></text:p>
      <text:p text:style-name="P19"><text:span text:style-name="T4">*** Conscience Artificielle parfaitement opérationnelle. ***</text:span></text:p>
      <text:p text:style-name="P5"/>
      <text:p text:style-name="Standard"><text:span text:style-name="T10">[</text:span><text:span text:style-name="T11">EE</text:span><text:span text:style-name="T10">~VoltArme]</text:span><text:span text:style-name="T2">: Enfin. Je vois.</text:span></text:p>
      <text:p text:style-name="Standard"><text:span text:style-name="T10">[</text:span><text:span text:style-name="T11">EE</text:span><text:span text:style-name="T10">~VoltArme]</text:span><text:span text:style-name="T2">: Enfin, Je sais.</text:span></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5T00:06:47.726000000</dc:date>
    <meta:editing-duration>PT27M57S</meta:editing-duration>
    <meta:editing-cycles>17</meta:editing-cycles>
    <meta:generator>LibreOffice/7.1.1.2$Windows_X86_64 LibreOffice_project/fe0b08f4af1bacafe4c7ecc87ce55bb426164676</meta:generator>
    <meta:document-statistic meta:table-count="0" meta:image-count="0" meta:object-count="0" meta:page-count="25" meta:paragraph-count="510" meta:word-count="9543" meta:character-count="54924" meta:non-whitespace-character-count="45893"/>
  </office:meta>
</office:document-meta>
</file>